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 </text:p>
          </table:table-cell>
          <table:table-cell table:style-name="Default" office:value-type="string" calcext:value-type="string">
            <text:p>GDP - per capita (PPP) </text:p>
          </table:table-cell>
          <table:table-cell/>
        </table:table-row>
        <table:table-row table:style-name="ro1">
          <table:table-cell office:value-type="string" calcext:value-type="string">
            <text:p>Liechtenstein </text:p>
          </table:table-cell>
          <table:table-cell office:value-type="string" calcext:value-type="string">
            <text:p>$139,100 </text:p>
          </table:table-cell>
          <table:table-cell table:formula="of:=MID([.B2]; 2; LEN([.B2])-1)" office:value-type="string" office:string-value="139,100 " calcext:value-type="string">
            <text:p>139,100 </text:p>
          </table:table-cell>
        </table:table-row>
        <table:table-row table:style-name="ro1">
          <table:table-cell office:value-type="string" calcext:value-type="string">
            <text:p>Qatar </text:p>
          </table:table-cell>
          <table:table-cell office:value-type="string" calcext:value-type="string">
            <text:p>$124,100 </text:p>
          </table:table-cell>
          <table:table-cell table:formula="of:=MID([.B3]; 2; LEN([.B3])-1)" office:value-type="string" office:string-value="124,100 " calcext:value-type="string">
            <text:p>124,100 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office:value-type="string" calcext:value-type="string">
            <text:p>$115,700 </text:p>
          </table:table-cell>
          <table:table-cell table:formula="of:=MID([.B4]; 2; LEN([.B4])-1)" office:value-type="string" office:string-value="115,700 " calcext:value-type="string">
            <text:p>115,700 </text:p>
          </table:table-cell>
        </table:table-row>
        <table:table-row table:style-name="ro1">
          <table:table-cell office:value-type="string" calcext:value-type="string">
            <text:p>Macau </text:p>
          </table:table-cell>
          <table:table-cell office:value-type="string" calcext:value-type="string">
            <text:p>$110,000 </text:p>
          </table:table-cell>
          <table:table-cell table:formula="of:=MID([.B5]; 2; LEN([.B5])-1)" office:value-type="string" office:string-value="110,000 " calcext:value-type="string">
            <text:p>110,000 </text:p>
          </table:table-cell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string" calcext:value-type="string">
            <text:p>$105,100 </text:p>
          </table:table-cell>
          <table:table-cell table:formula="of:=MID([.B6]; 2; LEN([.B6])-1)" office:value-type="string" office:string-value="105,100 " calcext:value-type="string">
            <text:p>105,100 </text:p>
          </table:table-cell>
        </table:table-row>
        <table:table-row table:style-name="ro1">
          <table:table-cell office:value-type="string" calcext:value-type="string">
            <text:p>Bermuda </text:p>
          </table:table-cell>
          <table:table-cell office:value-type="string" calcext:value-type="string">
            <text:p>$99,400 </text:p>
          </table:table-cell>
          <table:table-cell table:formula="of:=MID([.B7]; 2; LEN([.B7])-1)" office:value-type="string" office:string-value="99,400 " calcext:value-type="string">
            <text:p>99,400 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office:value-type="string" calcext:value-type="string">
            <text:p>$94,100 </text:p>
          </table:table-cell>
          <table:table-cell table:formula="of:=MID([.B8]; 2; LEN([.B8])-1)" office:value-type="string" office:string-value="94,100 " calcext:value-type="string">
            <text:p>94,100 </text:p>
          </table:table-cell>
        </table:table-row>
        <table:table-row table:style-name="ro1">
          <table:table-cell office:value-type="string" calcext:value-type="string">
            <text:p>Isle of Man </text:p>
          </table:table-cell>
          <table:table-cell office:value-type="string" calcext:value-type="string">
            <text:p>$84,600 </text:p>
          </table:table-cell>
          <table:table-cell table:formula="of:=MID([.B9]; 2; LEN([.B9])-1)" office:value-type="string" office:string-value="84,600 " calcext:value-type="string">
            <text:p>84,600 </text:p>
          </table:table-cell>
        </table:table-row>
        <table:table-row table:style-name="ro1">
          <table:table-cell office:value-type="string" calcext:value-type="string">
            <text:p>Brunei </text:p>
          </table:table-cell>
          <table:table-cell office:value-type="string" calcext:value-type="string">
            <text:p>$78,900 </text:p>
          </table:table-cell>
          <table:table-cell table:formula="of:=MID([.B10]; 2; LEN([.B10])-1)" office:value-type="string" office:string-value="78,900 " calcext:value-type="string">
            <text:p>78,900 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string" calcext:value-type="string">
            <text:p>$73,200 </text:p>
          </table:table-cell>
          <table:table-cell table:formula="of:=MID([.B11]; 2; LEN([.B11])-1)" office:value-type="string" office:string-value="73,200 " calcext:value-type="string">
            <text:p>73,200 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string" calcext:value-type="string">
            <text:p>$72,100 </text:p>
          </table:table-cell>
          <table:table-cell table:formula="of:=MID([.B12]; 2; LEN([.B12])-1)" office:value-type="string" office:string-value="72,100 " calcext:value-type="string">
            <text:p>72,100 </text:p>
          </table:table-cell>
        </table:table-row>
        <table:table-row table:style-name="ro1">
          <table:table-cell office:value-type="string" calcext:value-type="string">
            <text:p>Falkland Islands (Islas Malvinas) </text:p>
          </table:table-cell>
          <table:table-cell office:value-type="string" calcext:value-type="string">
            <text:p>$70,800 </text:p>
          </table:table-cell>
          <table:table-cell table:formula="of:=MID([.B13]; 2; LEN([.B13])-1)" office:value-type="string" office:string-value="70,800 " calcext:value-type="string">
            <text:p>70,800 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office:value-type="string" calcext:value-type="string">
            <text:p>$68,600 </text:p>
          </table:table-cell>
          <table:table-cell table:formula="of:=MID([.B14]; 2; LEN([.B14])-1)" office:value-type="string" office:string-value="68,600 " calcext:value-type="string">
            <text:p>68,600 </text:p>
          </table:table-cell>
        </table:table-row>
        <table:table-row table:style-name="ro1">
          <table:table-cell office:value-type="string" calcext:value-type="string">
            <text:p>Sint Maarten </text:p>
          </table:table-cell>
          <table:table-cell office:value-type="string" calcext:value-type="string">
            <text:p>$66,800 </text:p>
          </table:table-cell>
          <table:table-cell table:formula="of:=MID([.B15]; 2; LEN([.B15])-1)" office:value-type="string" office:string-value="66,800 " calcext:value-type="string">
            <text:p>66,800 </text:p>
          </table:table-cell>
        </table:table-row>
        <table:table-row table:style-name="ro1">
          <table:table-cell office:value-type="string" calcext:value-type="string">
            <text:p>Kuwait </text:p>
          </table:table-cell>
          <table:table-cell office:value-type="string" calcext:value-type="string">
            <text:p>$65,800 </text:p>
          </table:table-cell>
          <table:table-cell table:formula="of:=MID([.B16]; 2; LEN([.B16])-1)" office:value-type="string" office:string-value="65,800 " calcext:value-type="string">
            <text:p>65,800 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string" calcext:value-type="string">
            <text:p>$62,100 </text:p>
          </table:table-cell>
          <table:table-cell table:formula="of:=MID([.B17]; 2; LEN([.B17])-1)" office:value-type="string" office:string-value="62,100 " calcext:value-type="string">
            <text:p>62,100 </text:p>
          </table:table-cell>
        </table:table-row>
        <table:table-row table:style-name="ro1">
          <table:table-cell office:value-type="string" calcext:value-type="string">
            <text:p>Gibraltar </text:p>
          </table:table-cell>
          <table:table-cell office:value-type="string" calcext:value-type="string">
            <text:p>$61,700 </text:p>
          </table:table-cell>
          <table:table-cell table:formula="of:=MID([.B18]; 2; LEN([.B18])-1)" office:value-type="string" office:string-value="61,700 " calcext:value-type="string">
            <text:p>61,700 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office:value-type="string" calcext:value-type="string">
            <text:p>$61,500 </text:p>
          </table:table-cell>
          <table:table-cell table:formula="of:=MID([.B19]; 2; LEN([.B19])-1)" office:value-type="string" office:string-value="61,500 " calcext:value-type="string">
            <text:p>61,500 </text:p>
          </table:table-cell>
        </table:table-row>
        <table:table-row table:style-name="ro1">
          <table:table-cell office:value-type="string" calcext:value-type="string">
            <text:p>United States </text:p>
          </table:table-cell>
          <table:table-cell office:value-type="string" calcext:value-type="string">
            <text:p>$59,800 </text:p>
          </table:table-cell>
          <table:table-cell table:formula="of:=MID([.B20]; 2; LEN([.B20])-1)" office:value-type="string" office:string-value="59,800 " calcext:value-type="string">
            <text:p>59,800 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$59,000 </text:p>
          </table:table-cell>
          <table:table-cell table:formula="of:=MID([.B21]; 2; LEN([.B21])-1)" office:value-type="string" office:string-value="59,000 " calcext:value-type="string">
            <text:p>59,000 </text:p>
          </table:table-cell>
        </table:table-row>
        <table:table-row table:style-name="ro1">
          <table:table-cell office:value-type="string" calcext:value-type="string">
            <text:p>Jersey </text:p>
          </table:table-cell>
          <table:table-cell office:value-type="string" calcext:value-type="string">
            <text:p>$56,600 </text:p>
          </table:table-cell>
          <table:table-cell table:formula="of:=MID([.B22]; 2; LEN([.B22])-1)" office:value-type="string" office:string-value="56,600 " calcext:value-type="string">
            <text:p>56,600 </text:p>
          </table:table-cell>
        </table:table-row>
        <table:table-row table:style-name="ro1">
          <table:table-cell office:value-type="string" calcext:value-type="string">
            <text:p>Saudi Arabia </text:p>
          </table:table-cell>
          <table:table-cell office:value-type="string" calcext:value-type="string">
            <text:p>$54,500 </text:p>
          </table:table-cell>
          <table:table-cell table:formula="of:=MID([.B23]; 2; LEN([.B23])-1)" office:value-type="string" office:string-value="54,500 " calcext:value-type="string">
            <text:p>54,500 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string" calcext:value-type="string">
            <text:p>$53,900 </text:p>
          </table:table-cell>
          <table:table-cell table:formula="of:=MID([.B24]; 2; LEN([.B24])-1)" office:value-type="string" office:string-value="53,900 " calcext:value-type="string">
            <text:p>53,900 </text:p>
          </table:table-cell>
        </table:table-row>
        <table:table-row table:style-name="ro1">
          <table:table-cell office:value-type="string" calcext:value-type="string">
            <text:p>Guernsey </text:p>
          </table:table-cell>
          <table:table-cell office:value-type="string" calcext:value-type="string">
            <text:p>$52,500 </text:p>
          </table:table-cell>
          <table:table-cell table:formula="of:=MID([.B25]; 2; LEN([.B25])-1)" office:value-type="string" office:string-value="52,500 " calcext:value-type="string">
            <text:p>52,500 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office:value-type="string" calcext:value-type="string">
            <text:p>$52,200 </text:p>
          </table:table-cell>
          <table:table-cell table:formula="of:=MID([.B26]; 2; LEN([.B26])-1)" office:value-type="string" office:string-value="52,200 " calcext:value-type="string">
            <text:p>52,200 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string" calcext:value-type="string">
            <text:p>$51,200 </text:p>
          </table:table-cell>
          <table:table-cell table:formula="of:=MID([.B27]; 2; LEN([.B27])-1)" office:value-type="string" office:string-value="51,200 " calcext:value-type="string">
            <text:p>51,200 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string" calcext:value-type="string">
            <text:p>$50,800 </text:p>
          </table:table-cell>
          <table:table-cell table:formula="of:=MID([.B28]; 2; LEN([.B28])-1)" office:value-type="string" office:string-value="50,800 " calcext:value-type="string">
            <text:p>50,800 </text:p>
          </table:table-cell>
        </table:table-row>
        <table:table-row table:style-name="ro1">
          <table:table-cell office:value-type="string" calcext:value-type="string">
            <text:p>Taiwan </text:p>
          </table:table-cell>
          <table:table-cell office:value-type="string" calcext:value-type="string">
            <text:p>$50,500 </text:p>
          </table:table-cell>
          <table:table-cell table:formula="of:=MID([.B29]; 2; LEN([.B29])-1)" office:value-type="string" office:string-value="50,500 " calcext:value-type="string">
            <text:p>50,500 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string" calcext:value-type="string">
            <text:p>$50,400 </text:p>
          </table:table-cell>
          <table:table-cell table:formula="of:=MID([.B30]; 2; LEN([.B30])-1)" office:value-type="string" office:string-value="50,400 " calcext:value-type="string">
            <text:p>50,400 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string" calcext:value-type="string">
            <text:p>$50,100 </text:p>
          </table:table-cell>
          <table:table-cell table:formula="of:=MID([.B31]; 2; LEN([.B31])-1)" office:value-type="string" office:string-value="50,100 " calcext:value-type="string">
            <text:p>50,100 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string" calcext:value-type="string">
            <text:p>$50,000 </text:p>
          </table:table-cell>
          <table:table-cell table:formula="of:=MID([.B32]; 2; LEN([.B32])-1)" office:value-type="string" office:string-value="50,000 " calcext:value-type="string">
            <text:p>50,000 </text:p>
          </table:table-cell>
        </table:table-row>
        <table:table-row table:style-name="ro1">
          <table:table-cell office:value-type="string" calcext:value-type="string">
            <text:p>Andorra </text:p>
          </table:table-cell>
          <table:table-cell office:value-type="string" calcext:value-type="string">
            <text:p>$49,900 </text:p>
          </table:table-cell>
          <table:table-cell table:formula="of:=MID([.B33]; 2; LEN([.B33])-1)" office:value-type="string" office:string-value="49,900 " calcext:value-type="string">
            <text:p>49,900 </text:p>
          </table:table-cell>
        </table:table-row>
        <table:table-row table:style-name="ro1">
          <table:table-cell office:value-type="string" calcext:value-type="string">
            <text:p>Bahrain </text:p>
          </table:table-cell>
          <table:table-cell office:value-type="string" calcext:value-type="string">
            <text:p>$49,000 </text:p>
          </table:table-cell>
          <table:table-cell table:formula="of:=MID([.B34]; 2; LEN([.B34])-1)" office:value-type="string" office:string-value="49,000 " calcext:value-type="string">
            <text:p>49,000 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string" calcext:value-type="string">
            <text:p>$48,400 </text:p>
          </table:table-cell>
          <table:table-cell table:formula="of:=MID([.B35]; 2; LEN([.B35])-1)" office:value-type="string" office:string-value="48,400 " calcext:value-type="string">
            <text:p>48,400 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string" calcext:value-type="string">
            <text:p>$46,600 </text:p>
          </table:table-cell>
          <table:table-cell table:formula="of:=MID([.B36]; 2; LEN([.B36])-1)" office:value-type="string" office:string-value="46,600 " calcext:value-type="string">
            <text:p>46,600 </text:p>
          </table:table-cell>
        </table:table-row>
        <table:table-row table:style-name="ro1">
          <table:table-cell office:value-type="string" calcext:value-type="string">
            <text:p>Saint Pierre and Miquelon </text:p>
          </table:table-cell>
          <table:table-cell office:value-type="string" calcext:value-type="string">
            <text:p>$46,200 </text:p>
          </table:table-cell>
          <table:table-cell table:formula="of:=MID([.B37]; 2; LEN([.B37])-1)" office:value-type="string" office:string-value="46,200 " calcext:value-type="string">
            <text:p>46,200 </text:p>
          </table:table-cell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$46,000 </text:p>
          </table:table-cell>
          <table:table-cell table:formula="of:=MID([.B38]; 2; LEN([.B38])-1)" office:value-type="string" office:string-value="46,000 " calcext:value-type="string">
            <text:p>46,000 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string" calcext:value-type="string">
            <text:p>$44,500 </text:p>
          </table:table-cell>
          <table:table-cell table:formula="of:=MID([.B39]; 2; LEN([.B39])-1)" office:value-type="string" office:string-value="44,500 " calcext:value-type="string">
            <text:p>44,500 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string" calcext:value-type="string">
            <text:p>$44,300 </text:p>
          </table:table-cell>
          <table:table-cell table:formula="of:=MID([.B40]; 2; LEN([.B40])-1)" office:value-type="string" office:string-value="44,300 " calcext:value-type="string">
            <text:p>44,300 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string" calcext:value-type="string">
            <text:p>$44,100 </text:p>
          </table:table-cell>
          <table:table-cell table:formula="of:=MID([.B41]; 2; LEN([.B41])-1)" office:value-type="string" office:string-value="44,100 " calcext:value-type="string">
            <text:p>44,100 </text:p>
          </table:table-cell>
        </table:table-row>
        <table:table-row table:style-name="ro1">
          <table:table-cell office:value-type="string" calcext:value-type="string">
            <text:p>Cayman Islands </text:p>
          </table:table-cell>
          <table:table-cell office:value-type="string" calcext:value-type="string">
            <text:p>$43,800 </text:p>
          </table:table-cell>
          <table:table-cell table:formula="of:=MID([.B42]; 2; LEN([.B42])-1)" office:value-type="string" office:string-value="43,800 " calcext:value-type="string">
            <text:p>43,800 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string" calcext:value-type="string">
            <text:p>$42,900 </text:p>
          </table:table-cell>
          <table:table-cell table:formula="of:=MID([.B43]; 2; LEN([.B43])-1)" office:value-type="string" office:string-value="42,900 " calcext:value-type="string">
            <text:p>42,900 </text:p>
          </table:table-cell>
        </table:table-row>
        <table:table-row table:style-name="ro1">
          <table:table-cell office:value-type="string" calcext:value-type="string">
            <text:p>Malta </text:p>
          </table:table-cell>
          <table:table-cell office:value-type="string" calcext:value-type="string">
            <text:p>$41,900 </text:p>
          </table:table-cell>
          <table:table-cell table:formula="of:=MID([.B44]; 2; LEN([.B44])-1)" office:value-type="string" office:string-value="41,900 " calcext:value-type="string">
            <text:p>41,900 </text:p>
          </table:table-cell>
        </table:table-row>
        <table:table-row table:style-name="ro1">
          <table:table-cell office:value-type="string" calcext:value-type="string">
            <text:p>Greenland </text:p>
          </table:table-cell>
          <table:table-cell office:value-type="string" calcext:value-type="string">
            <text:p>$41,800 </text:p>
          </table:table-cell>
          <table:table-cell table:formula="of:=MID([.B45]; 2; LEN([.B45])-1)" office:value-type="string" office:string-value="41,800 " calcext:value-type="string">
            <text:p>41,800 </text:p>
          </table:table-cell>
        </table:table-row>
        <table:table-row table:style-name="ro1">
          <table:table-cell office:value-type="string" calcext:value-type="string">
            <text:p>Faroe Islands </text:p>
          </table:table-cell>
          <table:table-cell office:value-type="string" calcext:value-type="string">
            <text:p>$40,000 </text:p>
          </table:table-cell>
          <table:table-cell table:formula="of:=MID([.B46]; 2; LEN([.B46])-1)" office:value-type="string" office:string-value="40,000 " calcext:value-type="string">
            <text:p>40,000 </text:p>
          </table:table-cell>
        </table:table-row>
        <table:table-row table:style-name="ro1">
          <table:table-cell office:value-type="string" calcext:value-type="string">
            <text:p>Korea, South </text:p>
          </table:table-cell>
          <table:table-cell office:value-type="string" calcext:value-type="string">
            <text:p>$39,500 </text:p>
          </table:table-cell>
          <table:table-cell table:formula="of:=MID([.B47]; 2; LEN([.B47])-1)" office:value-type="string" office:string-value="39,500 " calcext:value-type="string">
            <text:p>39,500 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string" calcext:value-type="string">
            <text:p>$39,400 </text:p>
          </table:table-cell>
          <table:table-cell table:formula="of:=MID([.B48]; 2; LEN([.B48])-1)" office:value-type="string" office:string-value="39,400 " calcext:value-type="string">
            <text:p>39,400 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office:value-type="string" calcext:value-type="string">
            <text:p>$39,000 </text:p>
          </table:table-cell>
          <table:table-cell table:formula="of:=MID([.B49]; 2; LEN([.B49])-1)" office:value-type="string" office:string-value="39,000 " calcext:value-type="string">
            <text:p>39,000 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string" calcext:value-type="string">
            <text:p>$38,400 </text:p>
          </table:table-cell>
          <table:table-cell table:formula="of:=MID([.B50]; 2; LEN([.B50])-1)" office:value-type="string" office:string-value="38,400 " calcext:value-type="string">
            <text:p>38,400 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string" calcext:value-type="string">
            <text:p>$38,200 </text:p>
          </table:table-cell>
          <table:table-cell table:formula="of:=MID([.B51]; 2; LEN([.B51])-1)" office:value-type="string" office:string-value="38,200 " calcext:value-type="string">
            <text:p>38,200 </text:p>
          </table:table-cell>
        </table:table-row>
        <table:table-row table:style-name="ro1">
          <table:table-cell office:value-type="string" calcext:value-type="string">
            <text:p>Aruba </text:p>
          </table:table-cell>
          <table:table-cell office:value-type="string" calcext:value-type="string">
            <text:p>$37,500 </text:p>
          </table:table-cell>
          <table:table-cell table:formula="of:=MID([.B52]; 2; LEN([.B52])-1)" office:value-type="string" office:string-value="37,500 " calcext:value-type="string">
            <text:p>37,500 </text:p>
          </table:table-cell>
        </table:table-row>
        <table:table-row table:style-name="ro1">
          <table:table-cell office:value-type="string" calcext:value-type="string">
            <text:p>Equatorial Guinea </text:p>
          </table:table-cell>
          <table:table-cell office:value-type="string" calcext:value-type="string">
            <text:p>$37,400 </text:p>
          </table:table-cell>
          <table:table-cell table:formula="of:=MID([.B53]; 2; LEN([.B53])-1)" office:value-type="string" office:string-value="37,400 " calcext:value-type="string">
            <text:p>37,400 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office:value-type="string" calcext:value-type="string">
            <text:p>$37,200 </text:p>
          </table:table-cell>
          <table:table-cell table:formula="of:=MID([.B54]; 2; LEN([.B54])-1)" office:value-type="string" office:string-value="37,200 " calcext:value-type="string">
            <text:p>37,200 </text:p>
          </table:table-cell>
        </table:table-row>
        <table:table-row table:style-name="ro1">
          <table:table-cell office:value-type="string" calcext:value-type="string">
            <text:p>Virgin Islands </text:p>
          </table:table-cell>
          <table:table-cell office:value-type="string" calcext:value-type="string">
            <text:p>$37,000 </text:p>
          </table:table-cell>
          <table:table-cell table:formula="of:=MID([.B55]; 2; LEN([.B55])-1)" office:value-type="string" office:string-value="37,000 " calcext:value-type="string">
            <text:p>37,000 </text:p>
          </table:table-cell>
        </table:table-row>
        <table:table-row table:style-name="ro1">
          <table:table-cell office:value-type="string" calcext:value-type="string">
            <text:p>Israel </text:p>
          </table:table-cell>
          <table:table-cell office:value-type="string" calcext:value-type="string">
            <text:p>$36,400 </text:p>
          </table:table-cell>
          <table:table-cell table:formula="of:=MID([.B56]; 2; LEN([.B56])-1)" office:value-type="string" office:string-value="36,400 " calcext:value-type="string">
            <text:p>36,400 </text:p>
          </table:table-cell>
        </table:table-row>
        <table:table-row table:style-name="ro1">
          <table:table-cell office:value-type="string" calcext:value-type="string">
            <text:p>Guam </text:p>
          </table:table-cell>
          <table:table-cell office:value-type="string" calcext:value-type="string">
            <text:p>$35,600 </text:p>
          </table:table-cell>
          <table:table-cell table:formula="of:=MID([.B57]; 2; LEN([.B57])-1)" office:value-type="string" office:string-value="35,600 " calcext:value-type="string">
            <text:p>35,600 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string" calcext:value-type="string">
            <text:p>$35,500 </text:p>
          </table:table-cell>
          <table:table-cell table:formula="of:=MID([.B58]; 2; LEN([.B58])-1)" office:value-type="string" office:string-value="35,500 " calcext:value-type="string">
            <text:p>35,500 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office:value-type="string" calcext:value-type="string">
            <text:p>$34,500 </text:p>
          </table:table-cell>
          <table:table-cell table:formula="of:=MID([.B59]; 2; LEN([.B59])-1)" office:value-type="string" office:string-value="34,500 " calcext:value-type="string">
            <text:p>34,500 </text:p>
          </table:table-cell>
        </table:table-row>
        <table:table-row table:style-name="ro1">
          <table:table-cell office:value-type="string" calcext:value-type="string">
            <text:p>British Virgin Islands </text:p>
          </table:table-cell>
          <table:table-cell office:value-type="string" calcext:value-type="string">
            <text:p>$34,200 </text:p>
          </table:table-cell>
          <table:table-cell table:formula="of:=MID([.B60]; 2; LEN([.B60])-1)" office:value-type="string" office:string-value="34,200 " calcext:value-type="string">
            <text:p>34,200 </text:p>
          </table:table-cell>
        </table:table-row>
        <table:table-row table:style-name="ro1">
          <table:table-cell office:value-type="string" calcext:value-type="string">
            <text:p>Montserrat </text:p>
          </table:table-cell>
          <table:table-cell office:value-type="string" calcext:value-type="string">
            <text:p>$34,000 </text:p>
          </table:table-cell>
          <table:table-cell table:formula="of:=MID([.B61]; 2; LEN([.B61])-1)" office:value-type="string" office:string-value="34,000 " calcext:value-type="string">
            <text:p>34,000 </text:p>
          </table:table-cell>
        </table:table-row>
        <table:table-row table:style-name="ro1">
          <table:table-cell office:value-type="string" calcext:value-type="string">
            <text:p>Slovakia </text:p>
          </table:table-cell>
          <table:table-cell office:value-type="string" calcext:value-type="string">
            <text:p>$33,100 </text:p>
          </table:table-cell>
          <table:table-cell table:formula="of:=MID([.B62]; 2; LEN([.B62])-1)" office:value-type="string" office:string-value="33,100 " calcext:value-type="string">
            <text:p>33,100 </text:p>
          </table:table-cell>
        </table:table-row>
        <table:table-row table:style-name="ro1">
          <table:table-cell office:value-type="string" calcext:value-type="string">
            <text:p>Bahamas, The </text:p>
          </table:table-cell>
          <table:table-cell office:value-type="string" calcext:value-type="string">
            <text:p>$32,400 </text:p>
          </table:table-cell>
          <table:table-cell table:formula="of:=MID([.B63]; 2; LEN([.B63])-1)" office:value-type="string" office:string-value="32,400 " calcext:value-type="string">
            <text:p>32,400 </text:p>
          </table:table-cell>
        </table:table-row>
        <table:table-row table:style-name="ro1">
          <table:table-cell office:value-type="string" calcext:value-type="string">
            <text:p>Lithuania </text:p>
          </table:table-cell>
          <table:table-cell office:value-type="string" calcext:value-type="string">
            <text:p>$32,400 </text:p>
          </table:table-cell>
          <table:table-cell table:formula="of:=MID([.B64]; 2; LEN([.B64])-1)" office:value-type="string" office:string-value="32,400 " calcext:value-type="string">
            <text:p>32,400 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string" calcext:value-type="string">
            <text:p>$31,700 </text:p>
          </table:table-cell>
          <table:table-cell table:formula="of:=MID([.B65]; 2; LEN([.B65])-1)" office:value-type="string" office:string-value="31,700 " calcext:value-type="string">
            <text:p>31,700 </text:p>
          </table:table-cell>
        </table:table-row>
        <table:table-row table:style-name="ro1">
          <table:table-cell office:value-type="string" calcext:value-type="string">
            <text:p>Trinidad and Tobago </text:p>
          </table:table-cell>
          <table:table-cell office:value-type="string" calcext:value-type="string">
            <text:p>$31,300 </text:p>
          </table:table-cell>
          <table:table-cell table:formula="of:=MID([.B66]; 2; LEN([.B66])-1)" office:value-type="string" office:string-value="31,300 " calcext:value-type="string">
            <text:p>31,300 </text:p>
          </table:table-cell>
        </table:table-row>
        <table:table-row table:style-name="ro1">
          <table:table-cell office:value-type="string" calcext:value-type="string">
            <text:p>New Caledonia </text:p>
          </table:table-cell>
          <table:table-cell office:value-type="string" calcext:value-type="string">
            <text:p>$31,100 </text:p>
          </table:table-cell>
          <table:table-cell table:formula="of:=MID([.B67]; 2; LEN([.B67])-1)" office:value-type="string" office:string-value="31,100 " calcext:value-type="string">
            <text:p>31,100 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string" calcext:value-type="string">
            <text:p>$30,500 </text:p>
          </table:table-cell>
          <table:table-cell table:formula="of:=MID([.B68]; 2; LEN([.B68])-1)" office:value-type="string" office:string-value="30,500 " calcext:value-type="string">
            <text:p>30,500 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office:value-type="string" calcext:value-type="string">
            <text:p>$29,600 </text:p>
          </table:table-cell>
          <table:table-cell table:formula="of:=MID([.B69]; 2; LEN([.B69])-1)" office:value-type="string" office:string-value="29,600 " calcext:value-type="string">
            <text:p>29,600 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string" calcext:value-type="string">
            <text:p>$29,600 </text:p>
          </table:table-cell>
          <table:table-cell table:formula="of:=MID([.B70]; 2; LEN([.B70])-1)" office:value-type="string" office:string-value="29,600 " calcext:value-type="string">
            <text:p>29,600 </text:p>
          </table:table-cell>
        </table:table-row>
        <table:table-row table:style-name="ro1">
          <table:table-cell office:value-type="string" calcext:value-type="string">
            <text:p>Seychelles </text:p>
          </table:table-cell>
          <table:table-cell office:value-type="string" calcext:value-type="string">
            <text:p>$29,300 </text:p>
          </table:table-cell>
          <table:table-cell table:formula="of:=MID([.B71]; 2; LEN([.B71])-1)" office:value-type="string" office:string-value="29,300 " calcext:value-type="string">
            <text:p>29,300 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office:value-type="string" calcext:value-type="string">
            <text:p>$29,100 </text:p>
          </table:table-cell>
          <table:table-cell table:formula="of:=MID([.B72]; 2; LEN([.B72])-1)" office:value-type="string" office:string-value="29,100 " calcext:value-type="string">
            <text:p>29,100 </text:p>
          </table:table-cell>
        </table:table-row>
        <table:table-row table:style-name="ro1">
          <table:table-cell office:value-type="string" calcext:value-type="string">
            <text:p>Turks and Caicos Islands </text:p>
          </table:table-cell>
          <table:table-cell office:value-type="string" calcext:value-type="string">
            <text:p>$29,100 </text:p>
          </table:table-cell>
          <table:table-cell table:formula="of:=MID([.B73]; 2; LEN([.B73])-1)" office:value-type="string" office:string-value="29,100 " calcext:value-type="string">
            <text:p>29,100 </text:p>
          </table:table-cell>
        </table:table-row>
        <table:table-row table:style-name="ro1">
          <table:table-cell office:value-type="string" calcext:value-type="string">
            <text:p>Saint Kitts and Nevis </text:p>
          </table:table-cell>
          <table:table-cell office:value-type="string" calcext:value-type="string">
            <text:p>$28,200 </text:p>
          </table:table-cell>
          <table:table-cell table:formula="of:=MID([.B74]; 2; LEN([.B74])-1)" office:value-type="string" office:string-value="28,200 " calcext:value-type="string">
            <text:p>28,200 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string" calcext:value-type="string">
            <text:p>$27,900 </text:p>
          </table:table-cell>
          <table:table-cell table:formula="of:=MID([.B75]; 2; LEN([.B75])-1)" office:value-type="string" office:string-value="27,900 " calcext:value-type="string">
            <text:p>27,900 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string" calcext:value-type="string">
            <text:p>$27,800 </text:p>
          </table:table-cell>
          <table:table-cell table:formula="of:=MID([.B76]; 2; LEN([.B76])-1)" office:value-type="string" office:string-value="27,800 " calcext:value-type="string">
            <text:p>27,800 </text:p>
          </table:table-cell>
        </table:table-row>
        <table:table-row table:style-name="ro1">
          <table:table-cell office:value-type="string" calcext:value-type="string">
            <text:p>Latvia </text:p>
          </table:table-cell>
          <table:table-cell office:value-type="string" calcext:value-type="string">
            <text:p>$27,700 </text:p>
          </table:table-cell>
          <table:table-cell table:formula="of:=MID([.B77]; 2; LEN([.B77])-1)" office:value-type="string" office:string-value="27,700 " calcext:value-type="string">
            <text:p>27,700 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string" calcext:value-type="string">
            <text:p>$27,000 </text:p>
          </table:table-cell>
          <table:table-cell table:formula="of:=MID([.B78]; 2; LEN([.B78])-1)" office:value-type="string" office:string-value="27,000 " calcext:value-type="string">
            <text:p>27,000 </text:p>
          </table:table-cell>
        </table:table-row>
        <table:table-row table:style-name="ro1">
          <table:table-cell office:value-type="string" calcext:value-type="string">
            <text:p>Antigua and Barbuda </text:p>
          </table:table-cell>
          <table:table-cell office:value-type="string" calcext:value-type="string">
            <text:p>$26,400 </text:p>
          </table:table-cell>
          <table:table-cell table:formula="of:=MID([.B79]; 2; LEN([.B79])-1)" office:value-type="string" office:string-value="26,400 " calcext:value-type="string">
            <text:p>26,400 </text:p>
          </table:table-cell>
        </table:table-row>
        <table:table-row table:style-name="ro1">
          <table:table-cell office:value-type="string" calcext:value-type="string">
            <text:p>Kazakhstan </text:p>
          </table:table-cell>
          <table:table-cell office:value-type="string" calcext:value-type="string">
            <text:p>$26,300 </text:p>
          </table:table-cell>
          <table:table-cell table:formula="of:=MID([.B80]; 2; LEN([.B80])-1)" office:value-type="string" office:string-value="26,300 " calcext:value-type="string">
            <text:p>26,300 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office:value-type="string" calcext:value-type="string">
            <text:p>$25,400 </text:p>
          </table:table-cell>
          <table:table-cell table:formula="of:=MID([.B81]; 2; LEN([.B81])-1)" office:value-type="string" office:string-value="25,400 " calcext:value-type="string">
            <text:p>25,400 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office:value-type="string" calcext:value-type="string">
            <text:p>$24,700 </text:p>
          </table:table-cell>
          <table:table-cell table:formula="of:=MID([.B82]; 2; LEN([.B82])-1)" office:value-type="string" office:string-value="24,700 " calcext:value-type="string">
            <text:p>24,700 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$24,600 </text:p>
          </table:table-cell>
          <table:table-cell table:formula="of:=MID([.B83]; 2; LEN([.B83])-1)" office:value-type="string" office:string-value="24,600 " calcext:value-type="string">
            <text:p>24,600 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string" calcext:value-type="string">
            <text:p>$24,600 </text:p>
          </table:table-cell>
          <table:table-cell table:formula="of:=MID([.B84]; 2; LEN([.B84])-1)" office:value-type="string" office:string-value="24,600 " calcext:value-type="string">
            <text:p>24,600 </text:p>
          </table:table-cell>
        </table:table-row>
        <table:table-row table:style-name="ro1">
          <table:table-cell office:value-type="string" calcext:value-type="string">
            <text:p>Northern Mariana Islands </text:p>
          </table:table-cell>
          <table:table-cell office:value-type="string" calcext:value-type="string">
            <text:p>$24,500 </text:p>
          </table:table-cell>
          <table:table-cell table:formula="of:=MID([.B85]; 2; LEN([.B85])-1)" office:value-type="string" office:string-value="24,500 " calcext:value-type="string">
            <text:p>24,500 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office:value-type="string" calcext:value-type="string">
            <text:p>$22,400 </text:p>
          </table:table-cell>
          <table:table-cell table:formula="of:=MID([.B86]; 2; LEN([.B86])-1)" office:value-type="string" office:string-value="22,400 " calcext:value-type="string">
            <text:p>22,400 </text:p>
          </table:table-cell>
        </table:table-row>
        <table:table-row table:style-name="ro1">
          <table:table-cell office:value-type="string" calcext:value-type="string">
            <text:p>Mauritius </text:p>
          </table:table-cell>
          <table:table-cell office:value-type="string" calcext:value-type="string">
            <text:p>$22,300 </text:p>
          </table:table-cell>
          <table:table-cell table:formula="of:=MID([.B87]; 2; LEN([.B87])-1)" office:value-type="string" office:string-value="22,300 " calcext:value-type="string">
            <text:p>22,300 </text:p>
          </table:table-cell>
        </table:table-row>
        <table:table-row table:style-name="ro1">
          <table:table-cell office:value-type="string" calcext:value-type="string">
            <text:p>Bulgaria </text:p>
          </table:table-cell>
          <table:table-cell office:value-type="string" calcext:value-type="string">
            <text:p>$21,800 </text:p>
          </table:table-cell>
          <table:table-cell table:formula="of:=MID([.B88]; 2; LEN([.B88])-1)" office:value-type="string" office:string-value="21,800 " calcext:value-type="string">
            <text:p>21,800 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office:value-type="string" calcext:value-type="string">
            <text:p>$20,900 </text:p>
          </table:table-cell>
          <table:table-cell table:formula="of:=MID([.B89]; 2; LEN([.B89])-1)" office:value-type="string" office:string-value="20,900 " calcext:value-type="string">
            <text:p>20,900 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office:value-type="string" calcext:value-type="string">
            <text:p>$20,100 </text:p>
          </table:table-cell>
          <table:table-cell table:formula="of:=MID([.B90]; 2; LEN([.B90])-1)" office:value-type="string" office:string-value="20,100 " calcext:value-type="string">
            <text:p>20,100 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office:value-type="string" calcext:value-type="string">
            <text:p>$19,900 </text:p>
          </table:table-cell>
          <table:table-cell table:formula="of:=MID([.B91]; 2; LEN([.B91])-1)" office:value-type="string" office:string-value="19,900 " calcext:value-type="string">
            <text:p>19,900 </text:p>
          </table:table-cell>
        </table:table-row>
        <table:table-row table:style-name="ro1">
          <table:table-cell office:value-type="string" calcext:value-type="string">
            <text:p>Lebanon </text:p>
          </table:table-cell>
          <table:table-cell office:value-type="string" calcext:value-type="string">
            <text:p>$19,600 </text:p>
          </table:table-cell>
          <table:table-cell table:formula="of:=MID([.B92]; 2; LEN([.B92])-1)" office:value-type="string" office:string-value="19,600 " calcext:value-type="string">
            <text:p>19,600 </text:p>
          </table:table-cell>
        </table:table-row>
        <table:table-row table:style-name="ro1">
          <table:table-cell office:value-type="string" calcext:value-type="string">
            <text:p>Saint Martin </text:p>
          </table:table-cell>
          <table:table-cell office:value-type="string" calcext:value-type="string">
            <text:p>$19,300 </text:p>
          </table:table-cell>
          <table:table-cell table:formula="of:=MID([.B93]; 2; LEN([.B93])-1)" office:value-type="string" office:string-value="19,300 " calcext:value-type="string">
            <text:p>19,300 </text:p>
          </table:table-cell>
        </table:table-row>
        <table:table-row table:style-name="ro1">
          <table:table-cell office:value-type="string" calcext:value-type="string">
            <text:p>Maldives </text:p>
          </table:table-cell>
          <table:table-cell office:value-type="string" calcext:value-type="string">
            <text:p>$19,200 </text:p>
          </table:table-cell>
          <table:table-cell table:formula="of:=MID([.B94]; 2; LEN([.B94])-1)" office:value-type="string" office:string-value="19,200 " calcext:value-type="string">
            <text:p>19,200 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string" calcext:value-type="string">
            <text:p>$18,900 </text:p>
          </table:table-cell>
          <table:table-cell table:formula="of:=MID([.B95]; 2; LEN([.B95])-1)" office:value-type="string" office:string-value="18,900 " calcext:value-type="string">
            <text:p>18,900 </text:p>
          </table:table-cell>
        </table:table-row>
        <table:table-row table:style-name="ro1">
          <table:table-cell office:value-type="string" calcext:value-type="string">
            <text:p>Barbados </text:p>
          </table:table-cell>
          <table:table-cell office:value-type="string" calcext:value-type="string">
            <text:p>$18,600 </text:p>
          </table:table-cell>
          <table:table-cell table:formula="of:=MID([.B96]; 2; LEN([.B96])-1)" office:value-type="string" office:string-value="18,600 " calcext:value-type="string">
            <text:p>18,600 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string" calcext:value-type="string">
            <text:p>$18,200 </text:p>
          </table:table-cell>
          <table:table-cell table:formula="of:=MID([.B97]; 2; LEN([.B97])-1)" office:value-type="string" office:string-value="18,200 " calcext:value-type="string">
            <text:p>18,200 </text:p>
          </table:table-cell>
        </table:table-row>
        <table:table-row table:style-name="ro1">
          <table:table-cell office:value-type="string" calcext:value-type="string">
            <text:p>Turkmenistan </text:p>
          </table:table-cell>
          <table:table-cell office:value-type="string" calcext:value-type="string">
            <text:p>$18,200 </text:p>
          </table:table-cell>
          <table:table-cell table:formula="of:=MID([.B98]; 2; LEN([.B98])-1)" office:value-type="string" office:string-value="18,200 " calcext:value-type="string">
            <text:p>18,200 </text:p>
          </table:table-cell>
        </table:table-row>
        <table:table-row table:style-name="ro1">
          <table:table-cell office:value-type="string" calcext:value-type="string">
            <text:p>Gabon </text:p>
          </table:table-cell>
          <table:table-cell office:value-type="string" calcext:value-type="string">
            <text:p>$18,100 </text:p>
          </table:table-cell>
          <table:table-cell table:formula="of:=MID([.B99]; 2; LEN([.B99])-1)" office:value-type="string" office:string-value="18,100 " calcext:value-type="string">
            <text:p>18,100 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string" calcext:value-type="string">
            <text:p>$17,900 </text:p>
          </table:table-cell>
          <table:table-cell table:formula="of:=MID([.B100]; 2; LEN([.B100])-1)" office:value-type="string" office:string-value="17,900 " calcext:value-type="string">
            <text:p>17,900 </text:p>
          </table:table-cell>
        </table:table-row>
        <table:table-row table:style-name="ro1">
          <table:table-cell office:value-type="string" calcext:value-type="string">
            <text:p>Montenegro </text:p>
          </table:table-cell>
          <table:table-cell office:value-type="string" calcext:value-type="string">
            <text:p>$17,800 </text:p>
          </table:table-cell>
          <table:table-cell table:formula="of:=MID([.B101]; 2; LEN([.B101])-1)" office:value-type="string" office:string-value="17,800 " calcext:value-type="string">
            <text:p>17,800 </text:p>
          </table:table-cell>
        </table:table-row>
        <table:table-row table:style-name="ro1">
          <table:table-cell office:value-type="string" calcext:value-type="string">
            <text:p>Azerbaijan </text:p>
          </table:table-cell>
          <table:table-cell office:value-type="string" calcext:value-type="string">
            <text:p>$17,500 </text:p>
          </table:table-cell>
          <table:table-cell table:formula="of:=MID([.B102]; 2; LEN([.B102])-1)" office:value-type="string" office:string-value="17,500 " calcext:value-type="string">
            <text:p>17,500 </text:p>
          </table:table-cell>
        </table:table-row>
        <table:table-row table:style-name="ro1">
          <table:table-cell office:value-type="string" calcext:value-type="string">
            <text:p>Botswana </text:p>
          </table:table-cell>
          <table:table-cell office:value-type="string" calcext:value-type="string">
            <text:p>$17,000 </text:p>
          </table:table-cell>
          <table:table-cell table:formula="of:=MID([.B103]; 2; LEN([.B103])-1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Dominican Republic </text:p>
          </table:table-cell>
          <table:table-cell office:value-type="string" calcext:value-type="string">
            <text:p>$17,000 </text:p>
          </table:table-cell>
          <table:table-cell table:formula="of:=MID([.B104]; 2; LEN([.B104])-1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French Polynesia </text:p>
          </table:table-cell>
          <table:table-cell office:value-type="string" calcext:value-type="string">
            <text:p>$17,000 </text:p>
          </table:table-cell>
          <table:table-cell table:formula="of:=MID([.B105]; 2; LEN([.B105])-1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office:value-type="string" calcext:value-type="string">
            <text:p>$16,900 </text:p>
          </table:table-cell>
          <table:table-cell table:formula="of:=MID([.B106]; 2; LEN([.B106])-1)" office:value-type="string" office:string-value="16,900 " calcext:value-type="string">
            <text:p>16,900 </text:p>
          </table:table-cell>
        </table:table-row>
        <table:table-row table:style-name="ro1">
          <table:table-cell office:value-type="string" calcext:value-type="string">
            <text:p>Cook Islands </text:p>
          </table:table-cell>
          <table:table-cell office:value-type="string" calcext:value-type="string">
            <text:p>$16,700 </text:p>
          </table:table-cell>
          <table:table-cell table:formula="of:=MID([.B107]; 2; LEN([.B107])-1)" office:value-type="string" office:string-value="16,700 " calcext:value-type="string">
            <text:p>16,700 </text:p>
          </table:table-cell>
        </table:table-row>
        <table:table-row table:style-name="ro1">
          <table:table-cell office:value-type="string" calcext:value-type="string">
            <text:p>Iraq </text:p>
          </table:table-cell>
          <table:table-cell office:value-type="string" calcext:value-type="string">
            <text:p>$16,700 </text:p>
          </table:table-cell>
          <table:table-cell table:formula="of:=MID([.B108]; 2; LEN([.B108])-1)" office:value-type="string" office:string-value="16,700 " calcext:value-type="string">
            <text:p>16,700 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string" calcext:value-type="string">
            <text:p>$15,600 </text:p>
          </table:table-cell>
          <table:table-cell table:formula="of:=MID([.B109]; 2; LEN([.B109])-1)" office:value-type="string" office:string-value="15,600 " calcext:value-type="string">
            <text:p>15,600 </text:p>
          </table:table-cell>
        </table:table-row>
        <table:table-row table:style-name="ro1">
          <table:table-cell office:value-type="string" calcext:value-type="string">
            <text:p>Algeria </text:p>
          </table:table-cell>
          <table:table-cell office:value-type="string" calcext:value-type="string">
            <text:p>$15,200 </text:p>
          </table:table-cell>
          <table:table-cell table:formula="of:=MID([.B110]; 2; LEN([.B110])-1)" office:value-type="string" office:string-value="15,200 " calcext:value-type="string">
            <text:p>15,200 </text:p>
          </table:table-cell>
        </table:table-row>
        <table:table-row table:style-name="ro1">
          <table:table-cell office:value-type="string" calcext:value-type="string">
            <text:p>Grenada </text:p>
          </table:table-cell>
          <table:table-cell office:value-type="string" calcext:value-type="string">
            <text:p>$15,100 </text:p>
          </table:table-cell>
          <table:table-cell table:formula="of:=MID([.B111]; 2; LEN([.B111])-1)" office:value-type="string" office:string-value="15,100 " calcext:value-type="string">
            <text:p>15,100 </text:p>
          </table:table-cell>
        </table:table-row>
        <table:table-row table:style-name="ro1">
          <table:table-cell office:value-type="string" calcext:value-type="string">
            <text:p>Serbia </text:p>
          </table:table-cell>
          <table:table-cell office:value-type="string" calcext:value-type="string">
            <text:p>$15,100 </text:p>
          </table:table-cell>
          <table:table-cell table:formula="of:=MID([.B112]; 2; LEN([.B112])-1)" office:value-type="string" office:string-value="15,100 " calcext:value-type="string">
            <text:p>15,100 </text:p>
          </table:table-cell>
        </table:table-row>
        <table:table-row table:style-name="ro1">
          <table:table-cell office:value-type="string" calcext:value-type="string">
            <text:p>Curacao </text:p>
          </table:table-cell>
          <table:table-cell office:value-type="string" calcext:value-type="string">
            <text:p>$15,000 </text:p>
          </table:table-cell>
          <table:table-cell table:formula="of:=MID([.B113]; 2; LEN([.B113])-1)" office:value-type="string" office:string-value="15,000 " calcext:value-type="string">
            <text:p>15,000 </text:p>
          </table:table-cell>
        </table:table-row>
        <table:table-row table:style-name="ro1">
          <table:table-cell office:value-type="string" calcext:value-type="string">
            <text:p>Macedonia </text:p>
          </table:table-cell>
          <table:table-cell office:value-type="string" calcext:value-type="string">
            <text:p>$14,900 </text:p>
          </table:table-cell>
          <table:table-cell table:formula="of:=MID([.B114]; 2; LEN([.B114])-1)" office:value-type="string" office:string-value="14,900 " calcext:value-type="string">
            <text:p>14,900 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office:value-type="string" calcext:value-type="string">
            <text:p>$14,900 </text:p>
          </table:table-cell>
          <table:table-cell table:formula="of:=MID([.B115]; 2; LEN([.B115])-1)" office:value-type="string" office:string-value="14,900 " calcext:value-type="string">
            <text:p>14,900 </text:p>
          </table:table-cell>
        </table:table-row>
        <table:table-row table:style-name="ro1">
          <table:table-cell office:value-type="string" calcext:value-type="string">
            <text:p>Palau </text:p>
          </table:table-cell>
          <table:table-cell office:value-type="string" calcext:value-type="string">
            <text:p>$14,700 </text:p>
          </table:table-cell>
          <table:table-cell table:formula="of:=MID([.B116]; 2; LEN([.B116])-1)" office:value-type="string" office:string-value="14,700 " calcext:value-type="string">
            <text:p>14,700 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office:value-type="string" calcext:value-type="string">
            <text:p>$14,400 </text:p>
          </table:table-cell>
          <table:table-cell table:formula="of:=MID([.B117]; 2; LEN([.B117])-1)" office:value-type="string" office:string-value="14,400 " calcext:value-type="string">
            <text:p>14,400 </text:p>
          </table:table-cell>
        </table:table-row>
        <table:table-row table:style-name="ro1">
          <table:table-cell office:value-type="string" calcext:value-type="string">
            <text:p>Saint Lucia </text:p>
          </table:table-cell>
          <table:table-cell office:value-type="string" calcext:value-type="string">
            <text:p>$14,400 </text:p>
          </table:table-cell>
          <table:table-cell table:formula="of:=MID([.B118]; 2; LEN([.B118])-1)" office:value-type="string" office:string-value="14,400 " calcext:value-type="string">
            <text:p>14,400 </text:p>
          </table:table-cell>
        </table:table-row>
        <table:table-row table:style-name="ro1">
          <table:table-cell office:value-type="string" calcext:value-type="string">
            <text:p>South Africa </text:p>
          </table:table-cell>
          <table:table-cell office:value-type="string" calcext:value-type="string">
            <text:p>$13,600 </text:p>
          </table:table-cell>
          <table:table-cell table:formula="of:=MID([.B119]; 2; LEN([.B119])-1)" office:value-type="string" office:string-value="13,600 " calcext:value-type="string">
            <text:p>13,600 </text:p>
          </table:table-cell>
        </table:table-row>
        <table:table-row table:style-name="ro1">
          <table:table-cell office:value-type="string" calcext:value-type="string">
            <text:p>Peru </text:p>
          </table:table-cell>
          <table:table-cell office:value-type="string" calcext:value-type="string">
            <text:p>$13,500 </text:p>
          </table:table-cell>
          <table:table-cell table:formula="of:=MID([.B120]; 2; LEN([.B120])-1)" office:value-type="string" office:string-value="13,500 " calcext:value-type="string">
            <text:p>13,500 </text:p>
          </table:table-cell>
        </table:table-row>
        <table:table-row table:style-name="ro1">
          <table:table-cell office:value-type="string" calcext:value-type="string">
            <text:p>Mongolia </text:p>
          </table:table-cell>
          <table:table-cell office:value-type="string" calcext:value-type="string">
            <text:p>$13,000 </text:p>
          </table:table-cell>
          <table:table-cell table:formula="of:=MID([.B121]; 2; LEN([.B121])-1)" office:value-type="string" office:string-value="13,000 " calcext:value-type="string">
            <text:p>13,000 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office:value-type="string" calcext:value-type="string">
            <text:p>$12,900 </text:p>
          </table:table-cell>
          <table:table-cell table:formula="of:=MID([.B122]; 2; LEN([.B122])-1)" office:value-type="string" office:string-value="12,900 " calcext:value-type="string">
            <text:p>12,900 </text:p>
          </table:table-cell>
        </table:table-row>
        <table:table-row table:style-name="ro1">
          <table:table-cell office:value-type="string" calcext:value-type="string">
            <text:p>Bosnia and Herzegovina </text:p>
          </table:table-cell>
          <table:table-cell office:value-type="string" calcext:value-type="string">
            <text:p>$12,800 </text:p>
          </table:table-cell>
          <table:table-cell table:formula="of:=MID([.B123]; 2; LEN([.B123])-1)" office:value-type="string" office:string-value="12,800 " calcext:value-type="string">
            <text:p>12,800 </text:p>
          </table:table-cell>
        </table:table-row>
        <table:table-row table:style-name="ro1">
          <table:table-cell office:value-type="string" calcext:value-type="string">
            <text:p>Paraguay </text:p>
          </table:table-cell>
          <table:table-cell office:value-type="string" calcext:value-type="string">
            <text:p>$12,800 </text:p>
          </table:table-cell>
          <table:table-cell table:formula="of:=MID([.B124]; 2; LEN([.B124])-1)" office:value-type="string" office:string-value="12,800 " calcext:value-type="string">
            <text:p>12,800 </text:p>
          </table:table-cell>
        </table:table-row>
        <table:table-row table:style-name="ro1">
          <table:table-cell office:value-type="string" calcext:value-type="string">
            <text:p>Egypt </text:p>
          </table:table-cell>
          <table:table-cell office:value-type="string" calcext:value-type="string">
            <text:p>$12,700 </text:p>
          </table:table-cell>
          <table:table-cell table:formula="of:=MID([.B125]; 2; LEN([.B125])-1)" office:value-type="string" office:string-value="12,700 " calcext:value-type="string">
            <text:p>12,700 </text:p>
          </table:table-cell>
        </table:table-row>
        <table:table-row table:style-name="ro1">
          <table:table-cell office:value-type="string" calcext:value-type="string">
            <text:p>Albania </text:p>
          </table:table-cell>
          <table:table-cell office:value-type="string" calcext:value-type="string">
            <text:p>$12,500 </text:p>
          </table:table-cell>
          <table:table-cell table:formula="of:=MID([.B126]; 2; LEN([.B126])-1)" office:value-type="string" office:string-value="12,500 " calcext:value-type="string">
            <text:p>12,500 </text:p>
          </table:table-cell>
        </table:table-row>
        <table:table-row table:style-name="ro1">
          <table:table-cell office:value-type="string" calcext:value-type="string">
            <text:p>Venezuela </text:p>
          </table:table-cell>
          <table:table-cell office:value-type="string" calcext:value-type="string">
            <text:p>$12,500 </text:p>
          </table:table-cell>
          <table:table-cell table:formula="of:=MID([.B127]; 2; LEN([.B127])-1)" office:value-type="string" office:string-value="12,500 " calcext:value-type="string">
            <text:p>12,500 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string" calcext:value-type="string">
            <text:p>$12,400 </text:p>
          </table:table-cell>
          <table:table-cell table:formula="of:=MID([.B128]; 2; LEN([.B128])-1)" office:value-type="string" office:string-value="12,400 " calcext:value-type="string">
            <text:p>12,400 </text:p>
          </table:table-cell>
        </table:table-row>
        <table:table-row table:style-name="ro1">
          <table:table-cell office:value-type="string" calcext:value-type="string">
            <text:p>Cuba </text:p>
          </table:table-cell>
          <table:table-cell office:value-type="string" calcext:value-type="string">
            <text:p>$12,300 </text:p>
          </table:table-cell>
          <table:table-cell table:formula="of:=MID([.B129]; 2; LEN([.B129])-1)" office:value-type="string" office:string-value="12,300 " calcext:value-type="string">
            <text:p>12,300 </text:p>
          </table:table-cell>
        </table:table-row>
        <table:table-row table:style-name="ro1">
          <table:table-cell office:value-type="string" calcext:value-type="string">
            <text:p>Nauru </text:p>
          </table:table-cell>
          <table:table-cell office:value-type="string" calcext:value-type="string">
            <text:p>$12,300 </text:p>
          </table:table-cell>
          <table:table-cell table:formula="of:=MID([.B130]; 2; LEN([.B130])-1)" office:value-type="string" office:string-value="12,300 " calcext:value-type="string">
            <text:p>12,300 </text:p>
          </table:table-cell>
        </table:table-row>
        <table:table-row table:style-name="ro1">
          <table:table-cell office:value-type="string" calcext:value-type="string">
            <text:p>Anguilla </text:p>
          </table:table-cell>
          <table:table-cell office:value-type="string" calcext:value-type="string">
            <text:p>$12,200 </text:p>
          </table:table-cell>
          <table:table-cell table:formula="of:=MID([.B131]; 2; LEN([.B131])-1)" office:value-type="string" office:string-value="12,200 " calcext:value-type="string">
            <text:p>12,200 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office:value-type="string" calcext:value-type="string">
            <text:p>$11,900 </text:p>
          </table:table-cell>
          <table:table-cell table:formula="of:=MID([.B132]; 2; LEN([.B132])-1)" office:value-type="string" office:string-value="11,900 " calcext:value-type="string">
            <text:p>11,900 </text:p>
          </table:table-cell>
        </table:table-row>
        <table:table-row table:style-name="ro1">
          <table:table-cell office:value-type="string" calcext:value-type="string">
            <text:p>Ecuador </text:p>
          </table:table-cell>
          <table:table-cell office:value-type="string" calcext:value-type="string">
            <text:p>$11,500 </text:p>
          </table:table-cell>
          <table:table-cell table:formula="of:=MID([.B133]; 2; LEN([.B133])-1)" office:value-type="string" office:string-value="11,500 " calcext:value-type="string">
            <text:p>11,500 </text:p>
          </table:table-cell>
        </table:table-row>
        <table:table-row table:style-name="ro1">
          <table:table-cell office:value-type="string" calcext:value-type="string">
            <text:p>Saint Vincent and the Grenadines </text:p>
          </table:table-cell>
          <table:table-cell office:value-type="string" calcext:value-type="string">
            <text:p>$11,500 </text:p>
          </table:table-cell>
          <table:table-cell table:formula="of:=MID([.B134]; 2; LEN([.B134])-1)" office:value-type="string" office:string-value="11,500 " calcext:value-type="string">
            <text:p>11,500 </text:p>
          </table:table-cell>
        </table:table-row>
        <table:table-row table:style-name="ro1">
          <table:table-cell office:value-type="string" calcext:value-type="string">
            <text:p>American Samoa </text:p>
          </table:table-cell>
          <table:table-cell office:value-type="string" calcext:value-type="string">
            <text:p>$11,200 </text:p>
          </table:table-cell>
          <table:table-cell table:formula="of:=MID([.B135]; 2; LEN([.B135])-1)" office:value-type="string" office:string-value="11,200 " calcext:value-type="string">
            <text:p>11,200 </text:p>
          </table:table-cell>
        </table:table-row>
        <table:table-row table:style-name="ro1">
          <table:table-cell office:value-type="string" calcext:value-type="string">
            <text:p>Namibia </text:p>
          </table:table-cell>
          <table:table-cell office:value-type="string" calcext:value-type="string">
            <text:p>$11,200 </text:p>
          </table:table-cell>
          <table:table-cell table:formula="of:=MID([.B136]; 2; LEN([.B136])-1)" office:value-type="string" office:string-value="11,200 " calcext:value-type="string">
            <text:p>11,200 </text:p>
          </table:table-cell>
        </table:table-row>
        <table:table-row table:style-name="ro1">
          <table:table-cell office:value-type="string" calcext:value-type="string">
            <text:p>Dominica </text:p>
          </table:table-cell>
          <table:table-cell office:value-type="string" calcext:value-type="string">
            <text:p>$11,000 </text:p>
          </table:table-cell>
          <table:table-cell table:formula="of:=MID([.B137]; 2; LEN([.B137])-1)" office:value-type="string" office:string-value="11,000 " calcext:value-type="string">
            <text:p>11,000 </text:p>
          </table:table-cell>
        </table:table-row>
        <table:table-row table:style-name="ro1">
          <table:table-cell office:value-type="string" calcext:value-type="string">
            <text:p>Kosovo </text:p>
          </table:table-cell>
          <table:table-cell office:value-type="string" calcext:value-type="string">
            <text:p>$10,900 </text:p>
          </table:table-cell>
          <table:table-cell table:formula="of:=MID([.B138]; 2; LEN([.B138])-1)" office:value-type="string" office:string-value="10,900 " calcext:value-type="string">
            <text:p>10,900 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$10,700 </text:p>
          </table:table-cell>
          <table:table-cell table:formula="of:=MID([.B139]; 2; LEN([.B139])-1)" office:value-type="string" office:string-value="10,700 " calcext:value-type="string">
            <text:p>10,700 </text:p>
          </table:table-cell>
        </table:table-row>
        <table:table-row table:style-name="ro1">
          <table:table-cell office:value-type="string" calcext:value-type="string">
            <text:p>Eswatini </text:p>
          </table:table-cell>
          <table:table-cell office:value-type="string" calcext:value-type="string">
            <text:p>$10,100 </text:p>
          </table:table-cell>
          <table:table-cell table:formula="of:=MID([.B140]; 2; LEN([.B140])-1)" office:value-type="string" office:string-value="10,100 " calcext:value-type="string">
            <text:p>10,100 </text:p>
          </table:table-cell>
        </table:table-row>
        <table:table-row table:style-name="ro1">
          <table:table-cell office:value-type="string" calcext:value-type="string">
            <text:p>Fiji </text:p>
          </table:table-cell>
          <table:table-cell office:value-type="string" calcext:value-type="string">
            <text:p>$9,800 </text:p>
          </table:table-cell>
          <table:table-cell table:formula="of:=MID([.B141]; 2; LEN([.B141])-1)" office:value-type="string" office:string-value="9,800 " calcext:value-type="string">
            <text:p>9,800 </text:p>
          </table:table-cell>
        </table:table-row>
        <table:table-row table:style-name="ro1">
          <table:table-cell office:value-type="string" calcext:value-type="string">
            <text:p>Libya </text:p>
          </table:table-cell>
          <table:table-cell office:value-type="string" calcext:value-type="string">
            <text:p>$9,600 </text:p>
          </table:table-cell>
          <table:table-cell table:formula="of:=MID([.B142]; 2; LEN([.B142])-1)" office:value-type="string" office:string-value="9,600 " calcext:value-type="string">
            <text:p>9,600 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$9,500 </text:p>
          </table:table-cell>
          <table:table-cell table:formula="of:=MID([.B143]; 2; LEN([.B143])-1)" office:value-type="string" office:string-value="9,500 " calcext:value-type="string">
            <text:p>9,500 </text:p>
          </table:table-cell>
        </table:table-row>
        <table:table-row table:style-name="ro1">
          <table:table-cell office:value-type="string" calcext:value-type="string">
            <text:p>Jamaica </text:p>
          </table:table-cell>
          <table:table-cell office:value-type="string" calcext:value-type="string">
            <text:p>$9,200 </text:p>
          </table:table-cell>
          <table:table-cell table:formula="of:=MID([.B144]; 2; LEN([.B144])-1)" office:value-type="string" office:string-value="9,200 " calcext:value-type="string">
            <text:p>9,200 </text:p>
          </table:table-cell>
        </table:table-row>
        <table:table-row table:style-name="ro1">
          <table:table-cell office:value-type="string" calcext:value-type="string">
            <text:p>Jordan </text:p>
          </table:table-cell>
          <table:table-cell office:value-type="string" calcext:value-type="string">
            <text:p>$9,200 </text:p>
          </table:table-cell>
          <table:table-cell table:formula="of:=MID([.B145]; 2; LEN([.B145])-1)" office:value-type="string" office:string-value="9,200 " calcext:value-type="string">
            <text:p>9,200 </text:p>
          </table:table-cell>
        </table:table-row>
        <table:table-row table:style-name="ro1">
          <table:table-cell office:value-type="string" calcext:value-type="string">
            <text:p>Bhutan </text:p>
          </table:table-cell>
          <table:table-cell office:value-type="string" calcext:value-type="string">
            <text:p>$9,000 </text:p>
          </table:table-cell>
          <table:table-cell table:formula="of:=MID([.B146]; 2; LEN([.B146])-1)" office:value-type="string" office:string-value="9,000 " calcext:value-type="string">
            <text:p>9,000 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string" calcext:value-type="string">
            <text:p>$8,800 </text:p>
          </table:table-cell>
          <table:table-cell table:formula="of:=MID([.B147]; 2; LEN([.B147])-1)" office:value-type="string" office:string-value="8,800 " calcext:value-type="string">
            <text:p>8,800 </text:p>
          </table:table-cell>
        </table:table-row>
        <table:table-row table:style-name="ro1">
          <table:table-cell office:value-type="string" calcext:value-type="string">
            <text:p>Morocco </text:p>
          </table:table-cell>
          <table:table-cell office:value-type="string" calcext:value-type="string">
            <text:p>$8,600 </text:p>
          </table:table-cell>
          <table:table-cell table:formula="of:=MID([.B148]; 2; LEN([.B148])-1)" office:value-type="string" office:string-value="8,600 " calcext:value-type="string">
            <text:p>8,600 </text:p>
          </table:table-cell>
        </table:table-row>
        <table:table-row table:style-name="ro1">
          <table:table-cell office:value-type="string" calcext:value-type="string">
            <text:p>Philippines </text:p>
          </table:table-cell>
          <table:table-cell office:value-type="string" calcext:value-type="string">
            <text:p>$8,400 </text:p>
          </table:table-cell>
          <table:table-cell table:formula="of:=MID([.B149]; 2; LEN([.B149])-1)" office:value-type="string" office:string-value="8,400 " calcext:value-type="string">
            <text:p>8,400 </text:p>
          </table:table-cell>
        </table:table-row>
        <table:table-row table:style-name="ro1">
          <table:table-cell office:value-type="string" calcext:value-type="string">
            <text:p>Belize </text:p>
          </table:table-cell>
          <table:table-cell office:value-type="string" calcext:value-type="string">
            <text:p>$8,300 </text:p>
          </table:table-cell>
          <table:table-cell table:formula="of:=MID([.B150]; 2; LEN([.B150])-1)" office:value-type="string" office:string-value="8,300 " calcext:value-type="string">
            <text:p>8,300 </text:p>
          </table:table-cell>
        </table:table-row>
        <table:table-row table:style-name="ro1">
          <table:table-cell office:value-type="string" calcext:value-type="string">
            <text:p>Guatemala </text:p>
          </table:table-cell>
          <table:table-cell office:value-type="string" calcext:value-type="string">
            <text:p>$8,200 </text:p>
          </table:table-cell>
          <table:table-cell table:formula="of:=MID([.B151]; 2; LEN([.B151])-1)" office:value-type="string" office:string-value="8,200 " calcext:value-type="string">
            <text:p>8,200 </text:p>
          </table:table-cell>
        </table:table-row>
        <table:table-row table:style-name="ro1">
          <table:table-cell office:value-type="string" calcext:value-type="string">
            <text:p>Guyana </text:p>
          </table:table-cell>
          <table:table-cell office:value-type="string" calcext:value-type="string">
            <text:p>$8,100 </text:p>
          </table:table-cell>
          <table:table-cell table:formula="of:=MID([.B152]; 2; LEN([.B152])-1)" office:value-type="string" office:string-value="8,100 " calcext:value-type="string">
            <text:p>8,100 </text:p>
          </table:table-cell>
        </table:table-row>
        <table:table-row table:style-name="ro1">
          <table:table-cell office:value-type="string" calcext:value-type="string">
            <text:p>El Salvador </text:p>
          </table:table-cell>
          <table:table-cell office:value-type="string" calcext:value-type="string">
            <text:p>$8,000 </text:p>
          </table:table-cell>
          <table:table-cell table:formula="of:=MID([.B153]; 2; LEN([.B153])-1)" office:value-type="string" office:string-value="8,000 " calcext:value-type="string">
            <text:p>8,000 </text:p>
          </table:table-cell>
        </table:table-row>
        <table:table-row table:style-name="ro1">
          <table:table-cell office:value-type="string" calcext:value-type="string">
            <text:p>Saint Helena, Ascension, and Tristan da Cunha </text:p>
          </table:table-cell>
          <table:table-cell office:value-type="string" calcext:value-type="string">
            <text:p>$7,800 </text:p>
          </table:table-cell>
          <table:table-cell table:formula="of:=MID([.B154]; 2; LEN([.B154])-1)" office:value-type="string" office:string-value="7,800 " calcext:value-type="string">
            <text:p>7,800 </text:p>
          </table:table-cell>
        </table:table-row>
        <table:table-row table:style-name="ro1">
          <table:table-cell office:value-type="string" calcext:value-type="string">
            <text:p>Bolivia </text:p>
          </table:table-cell>
          <table:table-cell office:value-type="string" calcext:value-type="string">
            <text:p>$7,600 </text:p>
          </table:table-cell>
          <table:table-cell table:formula="of:=MID([.B155]; 2; LEN([.B155])-1)" office:value-type="string" office:string-value="7,600 " calcext:value-type="string">
            <text:p>7,600 </text:p>
          </table:table-cell>
        </table:table-row>
        <table:table-row table:style-name="ro1">
          <table:table-cell office:value-type="string" calcext:value-type="string">
            <text:p>Laos </text:p>
          </table:table-cell>
          <table:table-cell office:value-type="string" calcext:value-type="string">
            <text:p>$7,400 </text:p>
          </table:table-cell>
          <table:table-cell table:formula="of:=MID([.B156]; 2; LEN([.B156])-1)" office:value-type="string" office:string-value="7,400 " calcext:value-type="string">
            <text:p>7,400 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string" calcext:value-type="string">
            <text:p>$7,200 </text:p>
          </table:table-cell>
          <table:table-cell table:formula="of:=MID([.B157]; 2; LEN([.B157])-1)" office:value-type="string" office:string-value="7,200 " calcext:value-type="string">
            <text:p>7,200 </text:p>
          </table:table-cell>
        </table:table-row>
        <table:table-row table:style-name="ro1">
          <table:table-cell office:value-type="string" calcext:value-type="string">
            <text:p>Cabo Verde </text:p>
          </table:table-cell>
          <table:table-cell office:value-type="string" calcext:value-type="string">
            <text:p>$7,000 </text:p>
          </table:table-cell>
          <table:table-cell table:formula="of:=MID([.B158]; 2; LEN([.B158])-1)" office:value-type="string" office:string-value="7,000 " calcext:value-type="string">
            <text:p>7,000 </text:p>
          </table:table-cell>
        </table:table-row>
        <table:table-row table:style-name="ro1">
          <table:table-cell office:value-type="string" calcext:value-type="string">
            <text:p>Uzbekistan </text:p>
          </table:table-cell>
          <table:table-cell office:value-type="string" calcext:value-type="string">
            <text:p>$6,900 </text:p>
          </table:table-cell>
          <table:table-cell table:formula="of:=MID([.B159]; 2; LEN([.B159])-1)" office:value-type="string" office:string-value="6,900 " calcext:value-type="string">
            <text:p>6,900 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string" calcext:value-type="string">
            <text:p>$6,900 </text:p>
          </table:table-cell>
          <table:table-cell table:formula="of:=MID([.B160]; 2; LEN([.B160])-1)" office:value-type="string" office:string-value="6,900 " calcext:value-type="string">
            <text:p>6,900 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office:value-type="string" calcext:value-type="string">
            <text:p>$6,800 </text:p>
          </table:table-cell>
          <table:table-cell table:formula="of:=MID([.B161]; 2; LEN([.B161])-1)" office:value-type="string" office:string-value="6,800 " calcext:value-type="string">
            <text:p>6,800 </text:p>
          </table:table-cell>
        </table:table-row>
        <table:table-row table:style-name="ro1">
          <table:table-cell office:value-type="string" calcext:value-type="string">
            <text:p>Congo, Republic of the </text:p>
          </table:table-cell>
          <table:table-cell office:value-type="string" calcext:value-type="string">
            <text:p>$6,800 </text:p>
          </table:table-cell>
          <table:table-cell table:formula="of:=MID([.B162]; 2; LEN([.B162])-1)" office:value-type="string" office:string-value="6,800 " calcext:value-type="string">
            <text:p>6,800 </text:p>
          </table:table-cell>
        </table:table-row>
        <table:table-row table:style-name="ro1">
          <table:table-cell office:value-type="string" calcext:value-type="string">
            <text:p>Moldova </text:p>
          </table:table-cell>
          <table:table-cell office:value-type="string" calcext:value-type="string">
            <text:p>$6,700 </text:p>
          </table:table-cell>
          <table:table-cell table:formula="of:=MID([.B163]; 2; LEN([.B163])-1)" office:value-type="string" office:string-value="6,700 " calcext:value-type="string">
            <text:p>6,700 </text:p>
          </table:table-cell>
        </table:table-row>
        <table:table-row table:style-name="ro1">
          <table:table-cell office:value-type="string" calcext:value-type="string">
            <text:p>Burma </text:p>
          </table:table-cell>
          <table:table-cell office:value-type="string" calcext:value-type="string">
            <text:p>$6,300 </text:p>
          </table:table-cell>
          <table:table-cell table:formula="of:=MID([.B164]; 2; LEN([.B164])-1)" office:value-type="string" office:string-value="6,300 " calcext:value-type="string">
            <text:p>6,300 </text:p>
          </table:table-cell>
        </table:table-row>
        <table:table-row table:style-name="ro1">
          <table:table-cell office:value-type="string" calcext:value-type="string">
            <text:p>Timor-Leste </text:p>
          </table:table-cell>
          <table:table-cell office:value-type="string" calcext:value-type="string">
            <text:p>$6,000 </text:p>
          </table:table-cell>
          <table:table-cell table:formula="of:=MID([.B165]; 2; LEN([.B165])-1)" office:value-type="string" office:string-value="6,000 " calcext:value-type="string">
            <text:p>6,000 </text:p>
          </table:table-cell>
        </table:table-row>
        <table:table-row table:style-name="ro1">
          <table:table-cell office:value-type="string" calcext:value-type="string">
            <text:p>Nicaragua </text:p>
          </table:table-cell>
          <table:table-cell office:value-type="string" calcext:value-type="string">
            <text:p>$5,900 </text:p>
          </table:table-cell>
          <table:table-cell table:formula="of:=MID([.B166]; 2; LEN([.B166])-1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Nigeria </text:p>
          </table:table-cell>
          <table:table-cell office:value-type="string" calcext:value-type="string">
            <text:p>$5,900 </text:p>
          </table:table-cell>
          <table:table-cell table:formula="of:=MID([.B167]; 2; LEN([.B167])-1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office:value-type="string" calcext:value-type="string">
            <text:p>$5,900 </text:p>
          </table:table-cell>
          <table:table-cell table:formula="of:=MID([.B168]; 2; LEN([.B168])-1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Niue </text:p>
          </table:table-cell>
          <table:table-cell office:value-type="string" calcext:value-type="string">
            <text:p>$5,800 </text:p>
          </table:table-cell>
          <table:table-cell table:formula="of:=MID([.B169]; 2; LEN([.B169])-1)" office:value-type="string" office:string-value="5,800 " calcext:value-type="string">
            <text:p>5,800 </text:p>
          </table:table-cell>
        </table:table-row>
        <table:table-row table:style-name="ro1">
          <table:table-cell office:value-type="string" calcext:value-type="string">
            <text:p>Samoa </text:p>
          </table:table-cell>
          <table:table-cell office:value-type="string" calcext:value-type="string">
            <text:p>$5,700 </text:p>
          </table:table-cell>
          <table:table-cell table:formula="of:=MID([.B170]; 2; LEN([.B170])-1)" office:value-type="string" office:string-value="5,700 " calcext:value-type="string">
            <text:p>5,700 </text:p>
          </table:table-cell>
        </table:table-row>
        <table:table-row table:style-name="ro1">
          <table:table-cell office:value-type="string" calcext:value-type="string">
            <text:p>Honduras </text:p>
          </table:table-cell>
          <table:table-cell office:value-type="string" calcext:value-type="string">
            <text:p>$5,600 </text:p>
          </table:table-cell>
          <table:table-cell table:formula="of:=MID([.B171]; 2; LEN([.B171])-1)" office:value-type="string" office:string-value="5,600 " calcext:value-type="string">
            <text:p>5,600 </text:p>
          </table:table-cell>
        </table:table-row>
        <table:table-row table:style-name="ro1">
          <table:table-cell office:value-type="string" calcext:value-type="string">
            <text:p>Pakistan </text:p>
          </table:table-cell>
          <table:table-cell office:value-type="string" calcext:value-type="string">
            <text:p>$5,400 </text:p>
          </table:table-cell>
          <table:table-cell table:formula="of:=MID([.B172]; 2; LEN([.B172])-1)" office:value-type="string" office:string-value="5,400 " calcext:value-type="string">
            <text:p>5,400 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string" calcext:value-type="string">
            <text:p>$4,700 </text:p>
          </table:table-cell>
          <table:table-cell table:formula="of:=MID([.B173]; 2; LEN([.B173])-1)" office:value-type="string" office:string-value="4,700 " calcext:value-type="string">
            <text:p>4,700 </text:p>
          </table:table-cell>
        </table:table-row>
        <table:table-row table:style-name="ro1">
          <table:table-cell office:value-type="string" calcext:value-type="string">
            <text:p>Mauritania </text:p>
          </table:table-cell>
          <table:table-cell office:value-type="string" calcext:value-type="string">
            <text:p>$4,500 </text:p>
          </table:table-cell>
          <table:table-cell table:formula="of:=MID([.B174]; 2; LEN([.B174])-1)" office:value-type="string" office:string-value="4,500 " calcext:value-type="string">
            <text:p>4,500 </text:p>
          </table:table-cell>
        </table:table-row>
        <table:table-row table:style-name="ro1">
          <table:table-cell office:value-type="string" calcext:value-type="string">
            <text:p>Sudan </text:p>
          </table:table-cell>
          <table:table-cell office:value-type="string" calcext:value-type="string">
            <text:p>$4,300 </text:p>
          </table:table-cell>
          <table:table-cell table:formula="of:=MID([.B175]; 2; LEN([.B175])-1)" office:value-type="string" office:string-value="4,300 " calcext:value-type="string">
            <text:p>4,300 </text:p>
          </table:table-cell>
        </table:table-row>
        <table:table-row table:style-name="ro1">
          <table:table-cell office:value-type="string" calcext:value-type="string">
            <text:p>West Bank </text:p>
          </table:table-cell>
          <table:table-cell office:value-type="string" calcext:value-type="string">
            <text:p>$4,300 </text:p>
          </table:table-cell>
          <table:table-cell table:formula="of:=MID([.B176]; 2; LEN([.B176])-1)" office:value-type="string" office:string-value="4,300 " calcext:value-type="string">
            <text:p>4,300 </text:p>
          </table:table-cell>
        </table:table-row>
        <table:table-row table:style-name="ro1">
          <table:table-cell office:value-type="string" calcext:value-type="string">
            <text:p>Bangladesh </text:p>
          </table:table-cell>
          <table:table-cell office:value-type="string" calcext:value-type="string">
            <text:p>$4,200 </text:p>
          </table:table-cell>
          <table:table-cell table:formula="of:=MID([.B177]; 2; LEN([.B177])-1)" office:value-type="string" office:string-value="4,200 " calcext:value-type="string">
            <text:p>4,200 </text:p>
          </table:table-cell>
        </table:table-row>
        <table:table-row table:style-name="ro1">
          <table:table-cell office:value-type="string" calcext:value-type="string">
            <text:p>Cambodia </text:p>
          </table:table-cell>
          <table:table-cell office:value-type="string" calcext:value-type="string">
            <text:p>$4,000 </text:p>
          </table:table-cell>
          <table:table-cell table:formula="of:=MID([.B178]; 2; LEN([.B178])-1)" office:value-type="string" office:string-value="4,000 " calcext:value-type="string">
            <text:p>4,000 </text:p>
          </table:table-cell>
        </table:table-row>
        <table:table-row table:style-name="ro1">
          <table:table-cell office:value-type="string" calcext:value-type="string">
            <text:p>Zambia </text:p>
          </table:table-cell>
          <table:table-cell office:value-type="string" calcext:value-type="string">
            <text:p>$4,000 </text:p>
          </table:table-cell>
          <table:table-cell table:formula="of:=MID([.B179]; 2; LEN([.B179])-1)" office:value-type="string" office:string-value="4,000 " calcext:value-type="string">
            <text:p>4,000 </text:p>
          </table:table-cell>
        </table:table-row>
        <table:table-row table:style-name="ro1">
          <table:table-cell office:value-type="string" calcext:value-type="string">
            <text:p>Cote d'Ivoire </text:p>
          </table:table-cell>
          <table:table-cell office:value-type="string" calcext:value-type="string">
            <text:p>$3,900 </text:p>
          </table:table-cell>
          <table:table-cell table:formula="of:=MID([.B180]; 2; LEN([.B180])-1)" office:value-type="string" office:string-value="3,900 " calcext:value-type="string">
            <text:p>3,900 </text:p>
          </table:table-cell>
        </table:table-row>
        <table:table-row table:style-name="ro1">
          <table:table-cell office:value-type="string" calcext:value-type="string">
            <text:p>Tuvalu </text:p>
          </table:table-cell>
          <table:table-cell office:value-type="string" calcext:value-type="string">
            <text:p>$3,800 </text:p>
          </table:table-cell>
          <table:table-cell table:formula="of:=MID([.B181]; 2; LEN([.B181])-1)" office:value-type="string" office:string-value="3,800 " calcext:value-type="string">
            <text:p>3,800 </text:p>
          </table:table-cell>
        </table:table-row>
        <table:table-row table:style-name="ro1">
          <table:table-cell office:value-type="string" calcext:value-type="string">
            <text:p>Wallis and Futuna </text:p>
          </table:table-cell>
          <table:table-cell office:value-type="string" calcext:value-type="string">
            <text:p>$3,800 </text:p>
          </table:table-cell>
          <table:table-cell table:formula="of:=MID([.B182]; 2; LEN([.B182])-1)" office:value-type="string" office:string-value="3,800 " calcext:value-type="string">
            <text:p>3,800 </text:p>
          </table:table-cell>
        </table:table-row>
        <table:table-row table:style-name="ro1">
          <table:table-cell office:value-type="string" calcext:value-type="string">
            <text:p>Cameroon </text:p>
          </table:table-cell>
          <table:table-cell office:value-type="string" calcext:value-type="string">
            <text:p>$3,700 </text:p>
          </table:table-cell>
          <table:table-cell table:formula="of:=MID([.B183]; 2; LEN([.B183])-1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Kyrgyzstan </text:p>
          </table:table-cell>
          <table:table-cell office:value-type="string" calcext:value-type="string">
            <text:p>$3,700 </text:p>
          </table:table-cell>
          <table:table-cell table:formula="of:=MID([.B184]; 2; LEN([.B184])-1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Papua New Guinea </text:p>
          </table:table-cell>
          <table:table-cell office:value-type="string" calcext:value-type="string">
            <text:p>$3,700 </text:p>
          </table:table-cell>
          <table:table-cell table:formula="of:=MID([.B185]; 2; LEN([.B185])-1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Djibouti </text:p>
          </table:table-cell>
          <table:table-cell office:value-type="string" calcext:value-type="string">
            <text:p>$3,600 </text:p>
          </table:table-cell>
          <table:table-cell table:formula="of:=MID([.B186]; 2; LEN([.B186])-1)" office:value-type="string" office:string-value="3,600 " calcext:value-type="string">
            <text:p>3,600 </text:p>
          </table:table-cell>
        </table:table-row>
        <table:table-row table:style-name="ro1">
          <table:table-cell office:value-type="string" calcext:value-type="string">
            <text:p>Marshall Islands </text:p>
          </table:table-cell>
          <table:table-cell office:value-type="string" calcext:value-type="string">
            <text:p>$3,600 </text:p>
          </table:table-cell>
          <table:table-cell table:formula="of:=MID([.B187]; 2; LEN([.B187])-1)" office:value-type="string" office:string-value="3,600 " calcext:value-type="string">
            <text:p>3,600 </text:p>
          </table:table-cell>
        </table:table-row>
        <table:table-row table:style-name="ro1">
          <table:table-cell office:value-type="string" calcext:value-type="string">
            <text:p>Kenya </text:p>
          </table:table-cell>
          <table:table-cell office:value-type="string" calcext:value-type="string">
            <text:p>$3,500 </text:p>
          </table:table-cell>
          <table:table-cell table:formula="of:=MID([.B188]; 2; LEN([.B188])-1)" office:value-type="string" office:string-value="3,500 " calcext:value-type="string">
            <text:p>3,500 </text:p>
          </table:table-cell>
        </table:table-row>
        <table:table-row table:style-name="ro1">
          <table:table-cell office:value-type="string" calcext:value-type="string">
            <text:p>Senegal </text:p>
          </table:table-cell>
          <table:table-cell office:value-type="string" calcext:value-type="string">
            <text:p>$3,500 </text:p>
          </table:table-cell>
          <table:table-cell table:formula="of:=MID([.B189]; 2; LEN([.B189])-1)" office:value-type="string" office:string-value="3,500 " calcext:value-type="string">
            <text:p>3,500 </text:p>
          </table:table-cell>
        </table:table-row>
        <table:table-row table:style-name="ro1">
          <table:table-cell office:value-type="string" calcext:value-type="string">
            <text:p>Micronesia, Federated States of </text:p>
          </table:table-cell>
          <table:table-cell office:value-type="string" calcext:value-type="string">
            <text:p>$3,400 </text:p>
          </table:table-cell>
          <table:table-cell table:formula="of:=MID([.B190]; 2; LEN([.B190])-1)" office:value-type="string" office:string-value="3,400 " calcext:value-type="string">
            <text:p>3,400 </text:p>
          </table:table-cell>
        </table:table-row>
        <table:table-row table:style-name="ro1">
          <table:table-cell office:value-type="string" calcext:value-type="string">
            <text:p>Lesotho </text:p>
          </table:table-cell>
          <table:table-cell office:value-type="string" calcext:value-type="string">
            <text:p>$3,300 </text:p>
          </table:table-cell>
          <table:table-cell table:formula="of:=MID([.B191]; 2; LEN([.B191])-1)" office:value-type="string" office:string-value="3,300 " calcext:value-type="string">
            <text:p>3,300 </text:p>
          </table:table-cell>
        </table:table-row>
        <table:table-row table:style-name="ro1">
          <table:table-cell office:value-type="string" calcext:value-type="string">
            <text:p>Sao Tome and Principe </text:p>
          </table:table-cell>
          <table:table-cell office:value-type="string" calcext:value-type="string">
            <text:p>$3,200 </text:p>
          </table:table-cell>
          <table:table-cell table:formula="of:=MID([.B192]; 2; LEN([.B192])-1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Tajikistan </text:p>
          </table:table-cell>
          <table:table-cell office:value-type="string" calcext:value-type="string">
            <text:p>$3,200 </text:p>
          </table:table-cell>
          <table:table-cell table:formula="of:=MID([.B193]; 2; LEN([.B193])-1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Tanzania </text:p>
          </table:table-cell>
          <table:table-cell office:value-type="string" calcext:value-type="string">
            <text:p>$3,200 </text:p>
          </table:table-cell>
          <table:table-cell table:formula="of:=MID([.B194]; 2; LEN([.B194])-1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Syria </text:p>
          </table:table-cell>
          <table:table-cell office:value-type="string" calcext:value-type="string">
            <text:p>$2,900 </text:p>
          </table:table-cell>
          <table:table-cell table:formula="of:=MID([.B195]; 2; LEN([.B195])-1)" office:value-type="string" office:string-value="2,900 " calcext:value-type="string">
            <text:p>2,900 </text:p>
          </table:table-cell>
        </table:table-row>
        <table:table-row table:style-name="ro1">
          <table:table-cell office:value-type="string" calcext:value-type="string">
            <text:p>Nepal </text:p>
          </table:table-cell>
          <table:table-cell office:value-type="string" calcext:value-type="string">
            <text:p>$2,700 </text:p>
          </table:table-cell>
          <table:table-cell table:formula="of:=MID([.B196]; 2; LEN([.B196])-1)" office:value-type="string" office:string-value="2,700 " calcext:value-type="string">
            <text:p>2,700 </text:p>
          </table:table-cell>
        </table:table-row>
        <table:table-row table:style-name="ro1">
          <table:table-cell office:value-type="string" calcext:value-type="string">
            <text:p>Vanuatu </text:p>
          </table:table-cell>
          <table:table-cell office:value-type="string" calcext:value-type="string">
            <text:p>$2,700 </text:p>
          </table:table-cell>
          <table:table-cell table:formula="of:=MID([.B197]; 2; LEN([.B197])-1)" office:value-type="string" office:string-value="2,700 " calcext:value-type="string">
            <text:p>2,700 </text:p>
          </table:table-cell>
        </table:table-row>
        <table:table-row table:style-name="ro1">
          <table:table-cell office:value-type="string" calcext:value-type="string">
            <text:p>Gambia, The </text:p>
          </table:table-cell>
          <table:table-cell office:value-type="string" calcext:value-type="string">
            <text:p>$2,600 </text:p>
          </table:table-cell>
          <table:table-cell table:formula="of:=MID([.B198]; 2; LEN([.B198])-1)" office:value-type="string" office:string-value="2,600 " calcext:value-type="string">
            <text:p>2,600 </text:p>
          </table:table-cell>
        </table:table-row>
        <table:table-row table:style-name="ro1">
          <table:table-cell office:value-type="string" calcext:value-type="string">
            <text:p>Western Sahara </text:p>
          </table:table-cell>
          <table:table-cell office:value-type="string" calcext:value-type="string">
            <text:p>$2,500 </text:p>
          </table:table-cell>
          <table:table-cell table:formula="of:=MID([.B199]; 2; LEN([.B199])-1)" office:value-type="string" office:string-value="2,500 " calcext:value-type="string">
            <text:p>2,500 </text:p>
          </table:table-cell>
        </table:table-row>
        <table:table-row table:style-name="ro1">
          <table:table-cell office:value-type="string" calcext:value-type="string">
            <text:p>Yemen </text:p>
          </table:table-cell>
          <table:table-cell office:value-type="string" calcext:value-type="string">
            <text:p>$2,500 </text:p>
          </table:table-cell>
          <table:table-cell table:formula="of:=MID([.B200]; 2; LEN([.B200])-1)" office:value-type="string" office:string-value="2,500 " calcext:value-type="string">
            <text:p>2,500 </text:p>
          </table:table-cell>
        </table:table-row>
        <table:table-row table:style-name="ro1">
          <table:table-cell office:value-type="string" calcext:value-type="string">
            <text:p>Uganda </text:p>
          </table:table-cell>
          <table:table-cell office:value-type="string" calcext:value-type="string">
            <text:p>$2,400 </text:p>
          </table:table-cell>
          <table:table-cell table:formula="of:=MID([.B201]; 2; LEN([.B201])-1)" office:value-type="string" office:string-value="2,400 " calcext:value-type="string">
            <text:p>2,400 </text:p>
          </table:table-cell>
        </table:table-row>
        <table:table-row table:style-name="ro1">
          <table:table-cell office:value-type="string" calcext:value-type="string">
            <text:p>Benin </text:p>
          </table:table-cell>
          <table:table-cell office:value-type="string" calcext:value-type="string">
            <text:p>$2,300 </text:p>
          </table:table-cell>
          <table:table-cell table:formula="of:=MID([.B202]; 2; LEN([.B202])-1)" office:value-type="string" office:string-value="2,300 " calcext:value-type="string">
            <text:p>2,300 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$2,300 </text:p>
          </table:table-cell>
          <table:table-cell table:formula="of:=MID([.B203]; 2; LEN([.B203])-1)" office:value-type="string" office:string-value="2,300 " calcext:value-type="string">
            <text:p>2,300 </text:p>
          </table:table-cell>
        </table:table-row>
        <table:table-row table:style-name="ro1">
          <table:table-cell office:value-type="string" calcext:value-type="string">
            <text:p>Zimbabwe </text:p>
          </table:table-cell>
          <table:table-cell office:value-type="string" calcext:value-type="string">
            <text:p>$2,300 </text:p>
          </table:table-cell>
          <table:table-cell table:formula="of:=MID([.B204]; 2; LEN([.B204])-1)" office:value-type="string" office:string-value="2,300 " calcext:value-type="string">
            <text:p>2,300 </text:p>
          </table:table-cell>
        </table:table-row>
        <table:table-row table:style-name="ro1">
          <table:table-cell office:value-type="string" calcext:value-type="string">
            <text:p>Ethiopia </text:p>
          </table:table-cell>
          <table:table-cell office:value-type="string" calcext:value-type="string">
            <text:p>$2,200 </text:p>
          </table:table-cell>
          <table:table-cell table:formula="of:=MID([.B205]; 2; LEN([.B205])-1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Guinea </text:p>
          </table:table-cell>
          <table:table-cell office:value-type="string" calcext:value-type="string">
            <text:p>$2,200 </text:p>
          </table:table-cell>
          <table:table-cell table:formula="of:=MID([.B206]; 2; LEN([.B206])-1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Mali </text:p>
          </table:table-cell>
          <table:table-cell office:value-type="string" calcext:value-type="string">
            <text:p>$2,200 </text:p>
          </table:table-cell>
          <table:table-cell table:formula="of:=MID([.B207]; 2; LEN([.B207])-1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$2,200 </text:p>
          </table:table-cell>
          <table:table-cell table:formula="of:=MID([.B208]; 2; LEN([.B208])-1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Rwanda </text:p>
          </table:table-cell>
          <table:table-cell office:value-type="string" calcext:value-type="string">
            <text:p>$2,100 </text:p>
          </table:table-cell>
          <table:table-cell table:formula="of:=MID([.B209]; 2; LEN([.B209])-1)" office:value-type="string" office:string-value="2,100 " calcext:value-type="string">
            <text:p>2,100 </text:p>
          </table:table-cell>
        </table:table-row>
        <table:table-row table:style-name="ro1">
          <table:table-cell office:value-type="string" calcext:value-type="string">
            <text:p>Afghanistan </text:p>
          </table:table-cell>
          <table:table-cell office:value-type="string" calcext:value-type="string">
            <text:p>$2,000 </text:p>
          </table:table-cell>
          <table:table-cell table:formula="of:=MID([.B210]; 2; LEN([.B210])-1)" office:value-type="string" office:string-value="2,000 " calcext:value-type="string">
            <text:p>2,000 </text:p>
          </table:table-cell>
        </table:table-row>
        <table:table-row table:style-name="ro1">
          <table:table-cell office:value-type="string" calcext:value-type="string">
            <text:p>Kiribati </text:p>
          </table:table-cell>
          <table:table-cell office:value-type="string" calcext:value-type="string">
            <text:p>$2,000 </text:p>
          </table:table-cell>
          <table:table-cell table:formula="of:=MID([.B211]; 2; LEN([.B211])-1)" office:value-type="string" office:string-value="2,000 " calcext:value-type="string">
            <text:p>2,000 </text:p>
          </table:table-cell>
        </table:table-row>
        <table:table-row table:style-name="ro1">
          <table:table-cell office:value-type="string" calcext:value-type="string">
            <text:p>Burkina Faso </text:p>
          </table:table-cell>
          <table:table-cell office:value-type="string" calcext:value-type="string">
            <text:p>$1,900 </text:p>
          </table:table-cell>
          <table:table-cell table:formula="of:=MID([.B212]; 2; LEN([.B212])-1)" office:value-type="string" office:string-value="1,900 " calcext:value-type="string">
            <text:p>1,900 </text:p>
          </table:table-cell>
        </table:table-row>
        <table:table-row table:style-name="ro1">
          <table:table-cell office:value-type="string" calcext:value-type="string">
            <text:p>Guinea-Bissau </text:p>
          </table:table-cell>
          <table:table-cell office:value-type="string" calcext:value-type="string">
            <text:p>$1,900 </text:p>
          </table:table-cell>
          <table:table-cell table:formula="of:=MID([.B213]; 2; LEN([.B213])-1)" office:value-type="string" office:string-value="1,900 " calcext:value-type="string">
            <text:p>1,900 </text:p>
          </table:table-cell>
        </table:table-row>
        <table:table-row table:style-name="ro1">
          <table:table-cell office:value-type="string" calcext:value-type="string">
            <text:p>Haiti </text:p>
          </table:table-cell>
          <table:table-cell office:value-type="string" calcext:value-type="string">
            <text:p>$1,800 </text:p>
          </table:table-cell>
          <table:table-cell table:formula="of:=MID([.B214]; 2; LEN([.B214])-1)" office:value-type="string" office:string-value="1,800 " calcext:value-type="string">
            <text:p>1,800 </text:p>
          </table:table-cell>
        </table:table-row>
        <table:table-row table:style-name="ro1">
          <table:table-cell office:value-type="string" calcext:value-type="string">
            <text:p>Korea, North </text:p>
          </table:table-cell>
          <table:table-cell office:value-type="string" calcext:value-type="string">
            <text:p>$1,700 </text:p>
          </table:table-cell>
          <table:table-cell table:formula="of:=MID([.B215]; 2; LEN([.B215])-1)" office:value-type="string" office:string-value="1,700 " calcext:value-type="string">
            <text:p>1,700 </text:p>
          </table:table-cell>
        </table:table-row>
        <table:table-row table:style-name="ro1">
          <table:table-cell office:value-type="string" calcext:value-type="string">
            <text:p>Togo </text:p>
          </table:table-cell>
          <table:table-cell office:value-type="string" calcext:value-type="string">
            <text:p>$1,700 </text:p>
          </table:table-cell>
          <table:table-cell table:formula="of:=MID([.B216]; 2; LEN([.B216])-1)" office:value-type="string" office:string-value="1,700 " calcext:value-type="string">
            <text:p>1,700 </text:p>
          </table:table-cell>
        </table:table-row>
        <table:table-row table:style-name="ro1">
          <table:table-cell office:value-type="string" calcext:value-type="string">
            <text:p>Comoros </text:p>
          </table:table-cell>
          <table:table-cell office:value-type="string" calcext:value-type="string">
            <text:p>$1,600 </text:p>
          </table:table-cell>
          <table:table-cell table:formula="of:=MID([.B217]; 2; LEN([.B217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Eritrea </text:p>
          </table:table-cell>
          <table:table-cell office:value-type="string" calcext:value-type="string">
            <text:p>$1,600 </text:p>
          </table:table-cell>
          <table:table-cell table:formula="of:=MID([.B218]; 2; LEN([.B218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string" calcext:value-type="string">
            <text:p>$1,600 </text:p>
          </table:table-cell>
          <table:table-cell table:formula="of:=MID([.B219]; 2; LEN([.B219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ierra Leone </text:p>
          </table:table-cell>
          <table:table-cell office:value-type="string" calcext:value-type="string">
            <text:p>$1,600 </text:p>
          </table:table-cell>
          <table:table-cell table:formula="of:=MID([.B220]; 2; LEN([.B220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outh Sudan </text:p>
          </table:table-cell>
          <table:table-cell office:value-type="string" calcext:value-type="string">
            <text:p>$1,600 </text:p>
          </table:table-cell>
          <table:table-cell table:formula="of:=MID([.B221]; 2; LEN([.B221])-1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Liberia </text:p>
          </table:table-cell>
          <table:table-cell office:value-type="string" calcext:value-type="string">
            <text:p>$1,300 </text:p>
          </table:table-cell>
          <table:table-cell table:formula="of:=MID([.B222]; 2; LEN([.B222])-1)" office:value-type="string" office:string-value="1,300 " calcext:value-type="string">
            <text:p>1,300 </text:p>
          </table:table-cell>
        </table:table-row>
        <table:table-row table:style-name="ro1">
          <table:table-cell office:value-type="string" calcext:value-type="string">
            <text:p>Mozambique </text:p>
          </table:table-cell>
          <table:table-cell office:value-type="string" calcext:value-type="string">
            <text:p>$1,300 </text:p>
          </table:table-cell>
          <table:table-cell table:formula="of:=MID([.B223]; 2; LEN([.B223])-1)" office:value-type="string" office:string-value="1,300 " calcext:value-type="string">
            <text:p>1,300 </text:p>
          </table:table-cell>
        </table:table-row>
        <table:table-row table:style-name="ro1">
          <table:table-cell office:value-type="string" calcext:value-type="string">
            <text:p>Malawi </text:p>
          </table:table-cell>
          <table:table-cell office:value-type="string" calcext:value-type="string">
            <text:p>$1,200 </text:p>
          </table:table-cell>
          <table:table-cell table:formula="of:=MID([.B224]; 2; LEN([.B224])-1)" office:value-type="string" office:string-value="1,200 " calcext:value-type="string">
            <text:p>1,200 </text:p>
          </table:table-cell>
        </table:table-row>
        <table:table-row table:style-name="ro1">
          <table:table-cell office:value-type="string" calcext:value-type="string">
            <text:p>Niger </text:p>
          </table:table-cell>
          <table:table-cell office:value-type="string" calcext:value-type="string">
            <text:p>$1,200 </text:p>
          </table:table-cell>
          <table:table-cell table:formula="of:=MID([.B225]; 2; LEN([.B225])-1)" office:value-type="string" office:string-value="1,200 " calcext:value-type="string">
            <text:p>1,200 </text:p>
          </table:table-cell>
        </table:table-row>
        <table:table-row table:style-name="ro1">
          <table:table-cell office:value-type="string" calcext:value-type="string">
            <text:p>Tokelau </text:p>
          </table:table-cell>
          <table:table-cell office:value-type="string" calcext:value-type="string">
            <text:p>$1,000 </text:p>
          </table:table-cell>
          <table:table-cell table:formula="of:=MID([.B226]; 2; LEN([.B226])-1)" office:value-type="string" office:string-value="1,000 " calcext:value-type="string">
            <text:p>1,000 </text:p>
          </table:table-cell>
        </table:table-row>
        <table:table-row table:style-name="ro1">
          <table:table-cell office:value-type="string" calcext:value-type="string">
            <text:p>Congo, Democratic Republic of the </text:p>
          </table:table-cell>
          <table:table-cell office:value-type="string" calcext:value-type="string">
            <text:p>$800 </text:p>
          </table:table-cell>
          <table:table-cell table:formula="of:=MID([.B227]; 2; LEN([.B227])-1)" office:value-type="string" office:string-value="800 " calcext:value-type="string">
            <text:p>800 </text:p>
          </table:table-cell>
        </table:table-row>
        <table:table-row table:style-name="ro1">
          <table:table-cell office:value-type="string" calcext:value-type="string">
            <text:p>Burundi </text:p>
          </table:table-cell>
          <table:table-cell office:value-type="string" calcext:value-type="string">
            <text:p>$700 </text:p>
          </table:table-cell>
          <table:table-cell table:formula="of:=MID([.B228]; 2; LEN([.B228])-1)" office:value-type="string" office:string-value="700 " calcext:value-type="string">
            <text:p>700 </text:p>
          </table:table-cell>
        </table:table-row>
        <table:table-row table:style-name="ro1">
          <table:table-cell office:value-type="string" calcext:value-type="string">
            <text:p>Central African Republic </text:p>
          </table:table-cell>
          <table:table-cell office:value-type="string" calcext:value-type="string">
            <text:p>$700 </text:p>
          </table:table-cell>
          <table:table-cell table:formula="of:=MID([.B229]; 2; LEN([.B229])-1)" office:value-type="string" office:string-value="700 " calcext:value-type="string">
            <text:p>7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6:00:41.095000000</meta:creation-date>
    <dc:date>2023-07-19T16:02:53.130000000</dc:date>
    <meta:editing-duration>PT2M12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